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Increment</text:p>
          </table:table-cell>
          <table:table-cell office:value-type="string">
            <text:p>Time to 90%</text:p>
          </table:table-cell>
          <table:table-cell office:value-type="string">
            <text:p>%</text:p>
          </table:table-cell>
          <table:table-cell office:value-type="float" office:value="0.027">
            <text:p>0.027</text:p>
          </table:table-cell>
          <table:table-cell office:value-type="float" office:value="0.002716">
            <text:p>0.002716</text:p>
          </table:table-cell>
          <table:table-cell office:value-type="float" office:value="0.003085122">
            <text:p>0.003085122</text:p>
          </table:table-cell>
        </table:table-row>
        <table:table-row table:style-name="ro1">
          <table:table-cell table:number-columns-repeated="2"/>
          <table:table-cell table:formula="of:=1-[.C1]" office:value-type="float" office:value="0.2">
            <text:p>0.2</text:p>
          </table:table-cell>
          <table:table-cell table:formula="of:=1-[.D1]" office:value-type="float" office:value="0.1">
            <text:p>0.1</text:p>
          </table:table-cell>
          <table:table-cell table:formula="of:=1-[.E1]" office:value-type="float" office:value="0.09">
            <text:p>0.09</text:p>
          </table:table-cell>
          <table:table-cell table:formula="of:=1-[.F1]" office:value-type="float" office:value="0.08">
            <text:p>0.08</text:p>
          </table:table-cell>
          <table:table-cell table:formula="of:=1-[.G1]" office:value-type="float" office:value="0.0499999999999999">
            <text:p>0.05</text:p>
          </table:table-cell>
          <table:table-cell table:formula="of:=1-[.H1]" office:value-type="float" office:value="0.01">
            <text:p>0.01</text:p>
          </table:table-cell>
          <table:table-cell/>
          <table:table-cell office:value-type="float" office:value="0.2">
            <text:p>0.2</text:p>
          </table:table-cell>
          <table:table-cell office:value-type="float" office:value="0.0120192307692308">
            <text:p>0.0120192308</text:p>
          </table:table-cell>
          <table:table-cell office:value-type="float" office:value="0.8926258176">
            <text:p>0.8926258176</text:p>
          </table:table-cell>
          <table:table-cell table:formula="of:=[.$M$1]/[.K2]" office:value-type="float" office:value="2.2464">
            <text:p>2.2464</text:p>
          </table:table-cell>
          <table:table-cell table:formula="of:=[.K2]^-1.009702*[.$N$1]" office:value-type="float" office:value="0.235875116900509">
            <text:p>0.2358751169</text:p>
          </table:table-cell>
          <table:table-cell table:formula="of:=[.K2]^-0.9536787234*[.$O$1]" office:value-type="float" office:value="0.20914770592778">
            <text:p>0.2091477059</text:p>
          </table:table-cell>
        </table:table-row>
        <table:table-row table:style-name="ro1">
          <table:table-cell/>
          <table:table-cell table:formula="of:=[.A3]/832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0.2">
            <text:p>0.2</text:p>
          </table:table-cell>
          <table:table-cell office:value-type="float" office:value="0.0132211538461538">
            <text:p>0.0132211538</text:p>
          </table:table-cell>
          <table:table-cell office:value-type="float" office:value="0.91410065408">
            <text:p>0.9141006541</text:p>
          </table:table-cell>
          <table:table-cell table:formula="of:=[.$M$1]/[.K3]" office:value-type="float" office:value="2.04218181818182">
            <text:p>2.0421818182</text:p>
          </table:table-cell>
          <table:table-cell table:formula="of:=[.K3]^-1.009702*[.$N$1]" office:value-type="float" office:value="0.214233731039529">
            <text:p>0.214233731</text:p>
          </table:table-cell>
          <table:table-cell table:formula="of:=[.K3]^-0.9536787234*[.$O$1]" office:value-type="float" office:value="0.190975555594422">
            <text:p>0.190975555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4]/832" office:value-type="float" office:value="0.00120192307692308">
            <text:p>0.0012019231</text:p>
          </table:table-cell>
          <table:table-cell table:formula="of:=[.C3]*[.C$1]+[.C$2]" office:value-type="float" office:value="0.2">
            <text:p>0.2</text:p>
          </table:table-cell>
          <table:table-cell table:formula="of:=[.D3]*[.D$1]+[.D$2]" office:value-type="float" office:value="0.1">
            <text:p>0.1</text:p>
          </table:table-cell>
          <table:table-cell table:formula="of:=[.E3]*[.E$1]+[.E$2]" office:value-type="float" office:value="0.09">
            <text:p>0.09</text:p>
          </table:table-cell>
          <table:table-cell table:formula="of:=[.F3]*[.F$1]+[.F$2]" office:value-type="float" office:value="0.08">
            <text:p>0.08</text:p>
          </table:table-cell>
          <table:table-cell table:formula="of:=[.G3]*[.G$1]+[.G$2]" office:value-type="float" office:value="0.0499999999999999">
            <text:p>0.05</text:p>
          </table:table-cell>
          <table:table-cell table:formula="of:=[.H3]*[.H$1]+[.H$2]" office:value-type="float" office:value="0.01">
            <text:p>0.01</text:p>
          </table:table-cell>
          <table:table-cell/>
          <table:table-cell office:value-type="float" office:value="0.1">
            <text:p>0.1</text:p>
          </table:table-cell>
          <table:table-cell office:value-type="float" office:value="0.0252403846153846">
            <text:p>0.0252403846</text:p>
          </table:table-cell>
          <table:table-cell office:value-type="float" office:value="0.890581010868488">
            <text:p>0.8905810109</text:p>
          </table:table-cell>
          <table:table-cell table:formula="of:=[.$M$1]/[.K4]" office:value-type="float" office:value="1.06971428571429">
            <text:p>1.0697142857</text:p>
          </table:table-cell>
          <table:table-cell table:formula="of:=[.K4]^-1.009702*[.$N$1]" office:value-type="float" office:value="0.111515866189923">
            <text:p>0.1115158662</text:p>
          </table:table-cell>
          <table:table-cell table:formula="of:=[.K4]^-0.9536787234*[.$O$1]" office:value-type="float" office:value="0.103076442124255">
            <text:p>0.1030764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5]/832" office:value-type="float" office:value="0.00240384615384615">
            <text:p>0.0024038462</text:p>
          </table:table-cell>
          <table:table-cell table:formula="of:=[.C4]*[.C$1]+[.C$2]" office:value-type="float" office:value="0.36">
            <text:p>0.36</text:p>
          </table:table-cell>
          <table:table-cell table:formula="of:=[.D4]*[.D$1]+[.D$2]" office:value-type="float" office:value="0.19">
            <text:p>0.19</text:p>
          </table:table-cell>
          <table:table-cell table:formula="of:=[.E4]*[.E$1]+[.E$2]" office:value-type="float" office:value="0.1719">
            <text:p>0.1719</text:p>
          </table:table-cell>
          <table:table-cell table:formula="of:=[.F4]*[.F$1]+[.F$2]" office:value-type="float" office:value="0.1536">
            <text:p>0.1536</text:p>
          </table:table-cell>
          <table:table-cell table:formula="of:=[.G4]*[.G$1]+[.G$2]" office:value-type="float" office:value="0.0974999999999999">
            <text:p>0.0975</text:p>
          </table:table-cell>
          <table:table-cell table:formula="of:=[.H4]*[.H$1]+[.H$2]" office:value-type="float" office:value="0.0199">
            <text:p>0.0199</text:p>
          </table:table-cell>
          <table:table-cell/>
          <table:table-cell office:value-type="float" office:value="0.1">
            <text:p>0.1</text:p>
          </table:table-cell>
          <table:table-cell office:value-type="float" office:value="0.0264423076923077">
            <text:p>0.0264423077</text:p>
          </table:table-cell>
          <table:table-cell office:value-type="float" office:value="0.901522909781639">
            <text:p>0.9015229098</text:p>
          </table:table-cell>
          <table:table-cell table:formula="of:=[.$M$1]/[.K5]" office:value-type="float" office:value="1.02109090909091">
            <text:p>1.0210909091</text:p>
          </table:table-cell>
          <table:table-cell table:formula="of:=[.K5]^-1.009702*[.$N$1]" office:value-type="float" office:value="0.106398930548136">
            <text:p>0.1063989305</text:p>
          </table:table-cell>
          <table:table-cell table:formula="of:=[.K5]^-0.9536787234*[.$O$1]" office:value-type="float" office:value="0.0986033976944444">
            <text:p>0.098603397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6]/832" office:value-type="float" office:value="0.00360576923076923">
            <text:p>0.0036057692</text:p>
          </table:table-cell>
          <table:table-cell table:formula="of:=[.C5]*[.C$1]+[.C$2]" office:value-type="float" office:value="0.488">
            <text:p>0.488</text:p>
          </table:table-cell>
          <table:table-cell table:formula="of:=[.D5]*[.D$1]+[.D$2]" office:value-type="float" office:value="0.271">
            <text:p>0.271</text:p>
          </table:table-cell>
          <table:table-cell table:formula="of:=[.E5]*[.E$1]+[.E$2]" office:value-type="float" office:value="0.246429">
            <text:p>0.246429</text:p>
          </table:table-cell>
          <table:table-cell table:formula="of:=[.F5]*[.F$1]+[.F$2]" office:value-type="float" office:value="0.221312">
            <text:p>0.221312</text:p>
          </table:table-cell>
          <table:table-cell table:formula="of:=[.G5]*[.G$1]+[.G$2]" office:value-type="float" office:value="0.142625">
            <text:p>0.142625</text:p>
          </table:table-cell>
          <table:table-cell table:formula="of:=[.H5]*[.H$1]+[.H$2]" office:value-type="float" office:value="0.029701">
            <text:p>0.029701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288461538461538">
            <text:p>0.0288461538</text:p>
          </table:table-cell>
          <table:table-cell office:value-type="float" office:value="0.896009560017358">
            <text:p>0.89600956</text:p>
          </table:table-cell>
          <table:table-cell table:formula="of:=[.$M$1]/[.K6]" office:value-type="float" office:value="0.936">
            <text:p>0.936</text:p>
          </table:table-cell>
          <table:table-cell table:formula="of:=[.K6]^-1.009702*[.$N$1]" office:value-type="float" office:value="0.0974500524568574">
            <text:p>0.0974500525</text:p>
          </table:table-cell>
          <table:table-cell table:formula="of:=[.K6]^-0.9536787234*[.$O$1]" office:value-type="float" office:value="0.0907514836218839">
            <text:p>0.090751483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7]/832" office:value-type="float" office:value="0.00480769230769231">
            <text:p>0.0048076923</text:p>
          </table:table-cell>
          <table:table-cell table:formula="of:=[.C6]*[.C$1]+[.C$2]" office:value-type="float" office:value="0.5904">
            <text:p>0.5904</text:p>
          </table:table-cell>
          <table:table-cell table:formula="of:=[.D6]*[.D$1]+[.D$2]" office:value-type="float" office:value="0.3439">
            <text:p>0.3439</text:p>
          </table:table-cell>
          <table:table-cell table:formula="of:=[.E6]*[.E$1]+[.E$2]" office:value-type="float" office:value="0.31425039">
            <text:p>0.31425039</text:p>
          </table:table-cell>
          <table:table-cell table:formula="of:=[.F6]*[.F$1]+[.F$2]" office:value-type="float" office:value="0.28360704">
            <text:p>0.28360704</text:p>
          </table:table-cell>
          <table:table-cell table:formula="of:=[.G6]*[.G$1]+[.G$2]" office:value-type="float" office:value="0.18549375">
            <text:p>0.18549375</text:p>
          </table:table-cell>
          <table:table-cell table:formula="of:=[.H6]*[.H$1]+[.H$2]" office:value-type="float" office:value="0.03940399">
            <text:p>0.03940399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300480769230769">
            <text:p>0.0300480769</text:p>
          </table:table-cell>
          <table:table-cell office:value-type="float" office:value="0.905368699615796">
            <text:p>0.9053686996</text:p>
          </table:table-cell>
          <table:table-cell table:formula="of:=[.$M$1]/[.K7]" office:value-type="float" office:value="0.89856">
            <text:p>0.89856</text:p>
          </table:table-cell>
          <table:table-cell table:formula="of:=[.K7]^-1.009702*[.$N$1]" office:value-type="float" office:value="0.0935150059384337">
            <text:p>0.0935150059</text:p>
          </table:table-cell>
          <table:table-cell table:formula="of:=[.K7]^-0.9536787234*[.$O$1]" office:value-type="float" office:value="0.0872863203758006">
            <text:p>0.087286320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8]/832" office:value-type="float" office:value="0.00600961538461539">
            <text:p>0.0060096154</text:p>
          </table:table-cell>
          <table:table-cell table:formula="of:=[.C7]*[.C$1]+[.C$2]" office:value-type="float" office:value="0.67232">
            <text:p>0.67232</text:p>
          </table:table-cell>
          <table:table-cell table:formula="of:=[.D7]*[.D$1]+[.D$2]" office:value-type="float" office:value="0.40951">
            <text:p>0.40951</text:p>
          </table:table-cell>
          <table:table-cell table:formula="of:=[.E7]*[.E$1]+[.E$2]" office:value-type="float" office:value="0.3759678549">
            <text:p>0.3759678549</text:p>
          </table:table-cell>
          <table:table-cell table:formula="of:=[.F7]*[.F$1]+[.F$2]" office:value-type="float" office:value="0.3409184768">
            <text:p>0.3409184768</text:p>
          </table:table-cell>
          <table:table-cell table:formula="of:=[.G7]*[.G$1]+[.G$2]" office:value-type="float" office:value="0.2262190625">
            <text:p>0.2262190625</text:p>
          </table:table-cell>
          <table:table-cell table:formula="of:=[.H7]*[.H$1]+[.H$2]" office:value-type="float" office:value="0.0490099501">
            <text:p>0.0490099501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324519230769231">
            <text:p>0.0324519231</text:p>
          </table:table-cell>
          <table:table-cell office:value-type="float" office:value="0.894738067650537">
            <text:p>0.8947380677</text:p>
          </table:table-cell>
          <table:table-cell table:formula="of:=[.$M$1]/[.K8]" office:value-type="float" office:value="0.832">
            <text:p>0.832</text:p>
          </table:table-cell>
          <table:table-cell table:formula="of:=[.K8]^-1.009702*[.$N$1]" office:value-type="float" office:value="0.086523339433222">
            <text:p>0.0865233394</text:p>
          </table:table-cell>
          <table:table-cell table:formula="of:=[.K8]^-0.9536787234*[.$O$1]" office:value-type="float" office:value="0.081109301507747">
            <text:p>0.0811093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9]/832" office:value-type="float" office:value="0.00721153846153846">
            <text:p>0.0072115385</text:p>
          </table:table-cell>
          <table:table-cell table:formula="of:=[.C8]*[.C$1]+[.C$2]" office:value-type="float" office:value="0.737856">
            <text:p>0.737856</text:p>
          </table:table-cell>
          <table:table-cell table:formula="of:=[.D8]*[.D$1]+[.D$2]" office:value-type="float" office:value="0.468559">
            <text:p>0.468559</text:p>
          </table:table-cell>
          <table:table-cell table:formula="of:=[.E8]*[.E$1]+[.E$2]" office:value-type="float" office:value="0.432130747959">
            <text:p>0.432130748</text:p>
          </table:table-cell>
          <table:table-cell table:formula="of:=[.F8]*[.F$1]+[.F$2]" office:value-type="float" office:value="0.393644998656">
            <text:p>0.3936449987</text:p>
          </table:table-cell>
          <table:table-cell table:formula="of:=[.G8]*[.G$1]+[.G$2]" office:value-type="float" office:value="0.264908109375">
            <text:p>0.2649081094</text:p>
          </table:table-cell>
          <table:table-cell table:formula="of:=[.H8]*[.H$1]+[.H$2]" office:value-type="float" office:value="0.0585198505990001">
            <text:p>0.0585198506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336538461538461">
            <text:p>0.0336538462</text:p>
          </table:table-cell>
          <table:table-cell office:value-type="float" office:value="0.903159022238494">
            <text:p>0.9031590222</text:p>
          </table:table-cell>
          <table:table-cell table:formula="of:=[.$M$1]/[.K9]" office:value-type="float" office:value="0.802285714285714">
            <text:p>0.8022857143</text:p>
          </table:table-cell>
          <table:table-cell table:formula="of:=[.K9]^-1.009702*[.$N$1]" office:value-type="float" office:value="0.0834037868763887">
            <text:p>0.0834037869</text:p>
          </table:table-cell>
          <table:table-cell table:formula="of:=[.K9]^-0.9536787234*[.$O$1]" office:value-type="float" office:value="0.0783444082903844">
            <text:p>0.078344408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10]/832" office:value-type="float" office:value="0.00841346153846154">
            <text:p>0.0084134615</text:p>
          </table:table-cell>
          <table:table-cell table:formula="of:=[.C9]*[.C$1]+[.C$2]" office:value-type="float" office:value="0.7902848">
            <text:p>0.7902848</text:p>
          </table:table-cell>
          <table:table-cell table:formula="of:=[.D9]*[.D$1]+[.D$2]" office:value-type="float" office:value="0.5217031">
            <text:p>0.5217031</text:p>
          </table:table-cell>
          <table:table-cell table:formula="of:=[.E9]*[.E$1]+[.E$2]" office:value-type="float" office:value="0.48323898064269">
            <text:p>0.4832389806</text:p>
          </table:table-cell>
          <table:table-cell table:formula="of:=[.F9]*[.F$1]+[.F$2]" office:value-type="float" office:value="0.44215339876352">
            <text:p>0.4421533988</text:p>
          </table:table-cell>
          <table:table-cell table:formula="of:=[.G9]*[.G$1]+[.G$2]" office:value-type="float" office:value="0.30166270390625">
            <text:p>0.3016627039</text:p>
          </table:table-cell>
          <table:table-cell table:formula="of:=[.H9]*[.H$1]+[.H$2]" office:value-type="float" office:value="0.0679346520930101">
            <text:p>0.067934652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528846153846154">
            <text:p>0.0528846154</text:p>
          </table:table-cell>
          <table:table-cell office:value-type="float" office:value="0.895326045276744">
            <text:p>0.8953260453</text:p>
          </table:table-cell>
          <table:table-cell table:formula="of:=[.$M$1]/[.K10]" office:value-type="float" office:value="0.510545454545454">
            <text:p>0.5105454545</text:p>
          </table:table-cell>
          <table:table-cell table:formula="of:=[.K10]^-1.009702*[.$N$1]" office:value-type="float" office:value="0.0528429037148135">
            <text:p>0.0528429037</text:p>
          </table:table-cell>
          <table:table-cell table:formula="of:=[.K10]^-0.9536787234*[.$O$1]" office:value-type="float" office:value="0.0509103377478157">
            <text:p>0.050910337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11]/832" office:value-type="float" office:value="0.00961538461538462">
            <text:p>0.0096153846</text:p>
          </table:table-cell>
          <table:table-cell table:formula="of:=[.C10]*[.C$1]+[.C$2]" office:value-type="float" office:value="0.83222784">
            <text:p>0.83222784</text:p>
          </table:table-cell>
          <table:table-cell table:formula="of:=[.D10]*[.D$1]+[.D$2]" office:value-type="float" office:value="0.56953279">
            <text:p>0.56953279</text:p>
          </table:table-cell>
          <table:table-cell table:formula="of:=[.E10]*[.E$1]+[.E$2]" office:value-type="float" office:value="0.529747472384848">
            <text:p>0.5297474724</text:p>
          </table:table-cell>
          <table:table-cell table:formula="of:=[.F10]*[.F$1]+[.F$2]" office:value-type="float" office:value="0.486781126862438">
            <text:p>0.4867811269</text:p>
          </table:table-cell>
          <table:table-cell table:formula="of:=[.G10]*[.G$1]+[.G$2]" office:value-type="float" office:value="0.336579568710937">
            <text:p>0.3365795687</text:p>
          </table:table-cell>
          <table:table-cell table:formula="of:=[.H10]*[.H$1]+[.H$2]" office:value-type="float" office:value="0.07725530557208">
            <text:p>0.0772553056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540865384615385">
            <text:p>0.0540865385</text:p>
          </table:table-cell>
          <table:table-cell office:value-type="float" office:value="0.900559743012907">
            <text:p>0.900559743</text:p>
          </table:table-cell>
          <table:table-cell table:formula="of:=[.$M$1]/[.K11]" office:value-type="float" office:value="0.4992">
            <text:p>0.4992</text:p>
          </table:table-cell>
          <table:table-cell table:formula="of:=[.K11]^-1.009702*[.$N$1]" office:value-type="float" office:value="0.0516573527999325">
            <text:p>0.0516573528</text:p>
          </table:table-cell>
          <table:table-cell table:formula="of:=[.K11]^-0.9536787234*[.$O$1]" office:value-type="float" office:value="0.0498308423998344">
            <text:p>0.049830842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2]/832" office:value-type="float" office:value="0.0108173076923077">
            <text:p>0.0108173077</text:p>
          </table:table-cell>
          <table:table-cell table:formula="of:=[.C11]*[.C$1]+[.C$2]" office:value-type="float" office:value="0.865782272">
            <text:p>0.865782272</text:p>
          </table:table-cell>
          <table:table-cell table:formula="of:=[.D11]*[.D$1]+[.D$2]" office:value-type="float" office:value="0.612579511">
            <text:p>0.612579511</text:p>
          </table:table-cell>
          <table:table-cell table:formula="of:=[.E11]*[.E$1]+[.E$2]" office:value-type="float" office:value="0.572070199870211">
            <text:p>0.5720701999</text:p>
          </table:table-cell>
          <table:table-cell table:formula="of:=[.F11]*[.F$1]+[.F$2]" office:value-type="float" office:value="0.527838636713443">
            <text:p>0.5278386367</text:p>
          </table:table-cell>
          <table:table-cell table:formula="of:=[.G11]*[.G$1]+[.G$2]" office:value-type="float" office:value="0.36975059027539">
            <text:p>0.3697505903</text:p>
          </table:table-cell>
          <table:table-cell table:formula="of:=[.H11]*[.H$1]+[.H$2]" office:value-type="float" office:value="0.0864827525163592">
            <text:p>0.0864827525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f:=[.A13]/832" office:value-type="float" office:value="0.0120192307692308">
            <text:p>0.0120192308</text:p>
          </table:table-cell>
          <table:table-cell table:formula="of:=[.C12]*[.C$1]+[.C$2]" office:value-type="float" office:value="0.8926258176">
            <text:p>0.8926258176</text:p>
          </table:table-cell>
          <table:table-cell table:formula="of:=[.D12]*[.D$1]+[.D$2]" office:value-type="float" office:value="0.6513215599">
            <text:p>0.6513215599</text:p>
          </table:table-cell>
          <table:table-cell table:formula="of:=[.E12]*[.E$1]+[.E$2]" office:value-type="float" office:value="0.610583881881892">
            <text:p>0.6105838819</text:p>
          </table:table-cell>
          <table:table-cell table:formula="of:=[.F12]*[.F$1]+[.F$2]" office:value-type="float" office:value="0.565611545776368">
            <text:p>0.5656115458</text:p>
          </table:table-cell>
          <table:table-cell table:formula="of:=[.G12]*[.G$1]+[.G$2]" office:value-type="float" office:value="0.401263060761621">
            <text:p>0.4012630608</text:p>
          </table:table-cell>
          <table:table-cell table:formula="of:=[.H12]*[.H$1]+[.H$2]" office:value-type="float" office:value="0.0956179249911956">
            <text:p>0.095617925</text:p>
          </table:table-cell>
          <table:table-cell table:number-columns-repeated="6"/>
          <table:table-cell>
            <draw:frame table:end-cell-address="Sheet1.V33" table:end-x="0.6535in" table:end-y="0.0547in" draw:z-index="0" draw:style-name="gr1" draw:text-style-name="P1" svg:width="6.2988in" svg:height="3.5429in" svg:x="0.578in" svg:y="0.0681in">
              <draw:object draw:notify-on-update-of-ranges="Sheet1.J14:Sheet1.J23 Sheet1.K14:Sheet1.K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4]/832" office:value-type="float" office:value="0.0132211538461538">
            <text:p>0.0132211538</text:p>
          </table:table-cell>
          <table:table-cell table:formula="of:=[.C13]*[.C$1]+[.C$2]" office:value-type="float" office:value="0.91410065408">
            <text:p>0.9141006541</text:p>
          </table:table-cell>
          <table:table-cell table:formula="of:=[.D13]*[.D$1]+[.D$2]" office:value-type="float" office:value="0.68618940391">
            <text:p>0.6861894039</text:p>
          </table:table-cell>
          <table:table-cell table:formula="of:=[.E13]*[.E$1]+[.E$2]" office:value-type="float" office:value="0.645631332512522">
            <text:p>0.6456313325</text:p>
          </table:table-cell>
          <table:table-cell table:formula="of:=[.F13]*[.F$1]+[.F$2]" office:value-type="float" office:value="0.600362622114258">
            <text:p>0.6003626221</text:p>
          </table:table-cell>
          <table:table-cell table:formula="of:=[.G13]*[.G$1]+[.G$2]" office:value-type="float" office:value="0.43119990772354">
            <text:p>0.4311999077</text:p>
          </table:table-cell>
          <table:table-cell table:formula="of:=[.H13]*[.H$1]+[.H$2]" office:value-type="float" office:value="0.104661745741284">
            <text:p>0.1046617457</text:p>
          </table:table-cell>
          <table:table-cell/>
          <table:table-cell office:value-type="float" office:value="0.0120192307692308">
            <text:p>0.0120192308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A15]/832" office:value-type="float" office:value="0.0144230769230769">
            <text:p>0.0144230769</text:p>
          </table:table-cell>
          <table:table-cell table:formula="of:=[.C14]*[.C$1]+[.C$2]" office:value-type="float" office:value="0.931280523264">
            <text:p>0.9312805233</text:p>
          </table:table-cell>
          <table:table-cell table:formula="of:=[.D14]*[.D$1]+[.D$2]" office:value-type="float" office:value="0.717570463519">
            <text:p>0.7175704635</text:p>
          </table:table-cell>
          <table:table-cell table:formula="of:=[.E14]*[.E$1]+[.E$2]" office:value-type="float" office:value="0.677524512586395">
            <text:p>0.6775245126</text:p>
          </table:table-cell>
          <table:table-cell table:formula="of:=[.F14]*[.F$1]+[.F$2]" office:value-type="float" office:value="0.632333612345118">
            <text:p>0.6323336123</text:p>
          </table:table-cell>
          <table:table-cell table:formula="of:=[.G14]*[.G$1]+[.G$2]" office:value-type="float" office:value="0.459639912337363">
            <text:p>0.4596399123</text:p>
          </table:table-cell>
          <table:table-cell table:formula="of:=[.H14]*[.H$1]+[.H$2]" office:value-type="float" office:value="0.113615128283871">
            <text:p>0.1136151283</text:p>
          </table:table-cell>
          <table:table-cell/>
          <table:table-cell office:value-type="float" office:value="0.0132211538461538">
            <text:p>0.0132211538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A16]/832" office:value-type="float" office:value="0.015625">
            <text:p>0.015625</text:p>
          </table:table-cell>
          <table:table-cell table:formula="of:=[.C15]*[.C$1]+[.C$2]" office:value-type="float" office:value="0.9450244186112">
            <text:p>0.9450244186</text:p>
          </table:table-cell>
          <table:table-cell table:formula="of:=[.D15]*[.D$1]+[.D$2]" office:value-type="float" office:value="0.7458134171671">
            <text:p>0.7458134172</text:p>
          </table:table-cell>
          <table:table-cell table:formula="of:=[.E15]*[.E$1]+[.E$2]" office:value-type="float" office:value="0.706547306453619">
            <text:p>0.7065473065</text:p>
          </table:table-cell>
          <table:table-cell table:formula="of:=[.F15]*[.F$1]+[.F$2]" office:value-type="float" office:value="0.661746923357508">
            <text:p>0.6617469234</text:p>
          </table:table-cell>
          <table:table-cell table:formula="of:=[.G15]*[.G$1]+[.G$2]" office:value-type="float" office:value="0.486657916720494">
            <text:p>0.4866579167</text:p>
          </table:table-cell>
          <table:table-cell table:formula="of:=[.H15]*[.H$1]+[.H$2]" office:value-type="float" office:value="0.122478977001032">
            <text:p>0.122478977</text:p>
          </table:table-cell>
          <table:table-cell/>
          <table:table-cell office:value-type="float" office:value="0.0252403846153846">
            <text:p>0.0252403846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A17]/832" office:value-type="float" office:value="0.0168269230769231">
            <text:p>0.0168269231</text:p>
          </table:table-cell>
          <table:table-cell table:formula="of:=[.C16]*[.C$1]+[.C$2]" office:value-type="float" office:value="0.95601953488896">
            <text:p>0.9560195349</text:p>
          </table:table-cell>
          <table:table-cell table:formula="of:=[.D16]*[.D$1]+[.D$2]" office:value-type="float" office:value="0.77123207545039">
            <text:p>0.7712320755</text:p>
          </table:table-cell>
          <table:table-cell table:formula="of:=[.E16]*[.E$1]+[.E$2]" office:value-type="float" office:value="0.732958048872794">
            <text:p>0.7329580489</text:p>
          </table:table-cell>
          <table:table-cell table:formula="of:=[.F16]*[.F$1]+[.F$2]" office:value-type="float" office:value="0.688807169488907">
            <text:p>0.6888071695</text:p>
          </table:table-cell>
          <table:table-cell table:formula="of:=[.G16]*[.G$1]+[.G$2]" office:value-type="float" office:value="0.51232502088447">
            <text:p>0.5123250209</text:p>
          </table:table-cell>
          <table:table-cell table:formula="of:=[.H16]*[.H$1]+[.H$2]" office:value-type="float" office:value="0.131254187231022">
            <text:p>0.1312541872</text:p>
          </table:table-cell>
          <table:table-cell/>
          <table:table-cell office:value-type="float" office:value="0.0264423076923077">
            <text:p>0.0264423077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A18]/832" office:value-type="float" office:value="0.0180288461538462">
            <text:p>0.0180288462</text:p>
          </table:table-cell>
          <table:table-cell table:formula="of:=[.C17]*[.C$1]+[.C$2]" office:value-type="float" office:value="0.964815627911168">
            <text:p>0.9648156279</text:p>
          </table:table-cell>
          <table:table-cell table:formula="of:=[.D17]*[.D$1]+[.D$2]" office:value-type="float" office:value="0.794108867905351">
            <text:p>0.7941088679</text:p>
          </table:table-cell>
          <table:table-cell table:formula="of:=[.E17]*[.E$1]+[.E$2]" office:value-type="float" office:value="0.756991824474242">
            <text:p>0.7569918245</text:p>
          </table:table-cell>
          <table:table-cell table:formula="of:=[.F17]*[.F$1]+[.F$2]" office:value-type="float" office:value="0.713702595929795">
            <text:p>0.7137025959</text:p>
          </table:table-cell>
          <table:table-cell table:formula="of:=[.G17]*[.G$1]+[.G$2]" office:value-type="float" office:value="0.536708769840246">
            <text:p>0.5367087698</text:p>
          </table:table-cell>
          <table:table-cell table:formula="of:=[.H17]*[.H$1]+[.H$2]" office:value-type="float" office:value="0.139941645358712">
            <text:p>0.1399416454</text:p>
          </table:table-cell>
          <table:table-cell/>
          <table:table-cell office:value-type="float" office:value="0.0288461538461538">
            <text:p>0.0288461538</text:p>
          </table:table-cell>
          <table:table-cell office:value-type="float" office:value="0.09">
            <text:p>0.0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A19]/832" office:value-type="float" office:value="0.0192307692307692">
            <text:p>0.0192307692</text:p>
          </table:table-cell>
          <table:table-cell table:formula="of:=[.C18]*[.C$1]+[.C$2]" office:value-type="float" office:value="0.971852502328934">
            <text:p>0.9718525023</text:p>
          </table:table-cell>
          <table:table-cell table:formula="of:=[.D18]*[.D$1]+[.D$2]" office:value-type="float" office:value="0.814697981114816">
            <text:p>0.8146979811</text:p>
          </table:table-cell>
          <table:table-cell table:formula="of:=[.E18]*[.E$1]+[.E$2]" office:value-type="float" office:value="0.77886256027156">
            <text:p>0.7788625603</text:p>
          </table:table-cell>
          <table:table-cell table:formula="of:=[.F18]*[.F$1]+[.F$2]" office:value-type="float" office:value="0.736606388255411">
            <text:p>0.7366063883</text:p>
          </table:table-cell>
          <table:table-cell table:formula="of:=[.G18]*[.G$1]+[.G$2]" office:value-type="float" office:value="0.559873331348234">
            <text:p>0.5598733313</text:p>
          </table:table-cell>
          <table:table-cell table:formula="of:=[.H18]*[.H$1]+[.H$2]" office:value-type="float" office:value="0.148542228905124">
            <text:p>0.1485422289</text:p>
          </table:table-cell>
          <table:table-cell/>
          <table:table-cell office:value-type="float" office:value="0.0300480769230769">
            <text:p>0.0300480769</text:p>
          </table:table-cell>
          <table:table-cell office:value-type="float" office:value="0.09">
            <text:p>0.09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A20]/832" office:value-type="float" office:value="0.0204326923076923">
            <text:p>0.0204326923</text:p>
          </table:table-cell>
          <table:table-cell table:formula="of:=[.C19]*[.C$1]+[.C$2]" office:value-type="float" office:value="0.977482001863148">
            <text:p>0.9774820019</text:p>
          </table:table-cell>
          <table:table-cell table:formula="of:=[.D19]*[.D$1]+[.D$2]" office:value-type="float" office:value="0.833228183003334">
            <text:p>0.833228183</text:p>
          </table:table-cell>
          <table:table-cell table:formula="of:=[.E19]*[.E$1]+[.E$2]" office:value-type="float" office:value="0.79876492984712">
            <text:p>0.7987649298</text:p>
          </table:table-cell>
          <table:table-cell table:formula="of:=[.F19]*[.F$1]+[.F$2]" office:value-type="float" office:value="0.757677877194978">
            <text:p>0.7576778772</text:p>
          </table:table-cell>
          <table:table-cell table:formula="of:=[.G19]*[.G$1]+[.G$2]" office:value-type="float" office:value="0.581879664780822">
            <text:p>0.5818796648</text:p>
          </table:table-cell>
          <table:table-cell table:formula="of:=[.H19]*[.H$1]+[.H$2]" office:value-type="float" office:value="0.157056806616073">
            <text:p>0.1570568066</text:p>
          </table:table-cell>
          <table:table-cell/>
          <table:table-cell office:value-type="float" office:value="0.0324519230769231">
            <text:p>0.0324519231</text:p>
          </table:table-cell>
          <table:table-cell office:value-type="float" office:value="0.08">
            <text:p>0.0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A21]/832" office:value-type="float" office:value="0.0216346153846154">
            <text:p>0.0216346154</text:p>
          </table:table-cell>
          <table:table-cell table:formula="of:=[.C20]*[.C$1]+[.C$2]" office:value-type="float" office:value="0.981985601490518">
            <text:p>0.9819856015</text:p>
          </table:table-cell>
          <table:table-cell table:formula="of:=[.D20]*[.D$1]+[.D$2]" office:value-type="float" office:value="0.849905364703001">
            <text:p>0.8499053647</text:p>
          </table:table-cell>
          <table:table-cell table:formula="of:=[.E20]*[.E$1]+[.E$2]" office:value-type="float" office:value="0.816876086160879">
            <text:p>0.8168760862</text:p>
          </table:table-cell>
          <table:table-cell table:formula="of:=[.F20]*[.F$1]+[.F$2]" office:value-type="float" office:value="0.77706364701938">
            <text:p>0.777063647</text:p>
          </table:table-cell>
          <table:table-cell table:formula="of:=[.G20]*[.G$1]+[.G$2]" office:value-type="float" office:value="0.602785681541781">
            <text:p>0.6027856815</text:p>
          </table:table-cell>
          <table:table-cell table:formula="of:=[.H20]*[.H$1]+[.H$2]" office:value-type="float" office:value="0.165486238549912">
            <text:p>0.1654862385</text:p>
          </table:table-cell>
          <table:table-cell/>
          <table:table-cell office:value-type="float" office:value="0.0336538461538461">
            <text:p>0.0336538462</text:p>
          </table:table-cell>
          <table:table-cell office:value-type="float" office:value="0.08">
            <text:p>0.0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A22]/832" office:value-type="float" office:value="0.0228365384615385">
            <text:p>0.0228365385</text:p>
          </table:table-cell>
          <table:table-cell table:formula="of:=[.C21]*[.C$1]+[.C$2]" office:value-type="float" office:value="0.985588481192414">
            <text:p>0.9855884812</text:p>
          </table:table-cell>
          <table:table-cell table:formula="of:=[.D21]*[.D$1]+[.D$2]" office:value-type="float" office:value="0.864914828232701">
            <text:p>0.8649148282</text:p>
          </table:table-cell>
          <table:table-cell table:formula="of:=[.E21]*[.E$1]+[.E$2]" office:value-type="float" office:value="0.8333572384064">
            <text:p>0.8333572384</text:p>
          </table:table-cell>
          <table:table-cell table:formula="of:=[.F21]*[.F$1]+[.F$2]" office:value-type="float" office:value="0.79489855525783">
            <text:p>0.7948985553</text:p>
          </table:table-cell>
          <table:table-cell table:formula="of:=[.G21]*[.G$1]+[.G$2]" office:value-type="float" office:value="0.622646397464692">
            <text:p>0.6226463975</text:p>
          </table:table-cell>
          <table:table-cell table:formula="of:=[.H21]*[.H$1]+[.H$2]" office:value-type="float" office:value="0.173831376164413">
            <text:p>0.1738313762</text:p>
          </table:table-cell>
          <table:table-cell/>
          <table:table-cell office:value-type="float" office:value="0.0528846153846154">
            <text:p>0.0528846154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A23]/832" office:value-type="float" office:value="0.0240384615384615">
            <text:p>0.0240384615</text:p>
          </table:table-cell>
          <table:table-cell table:formula="of:=[.C22]*[.C$1]+[.C$2]" office:value-type="float" office:value="0.988470784953931">
            <text:p>0.988470785</text:p>
          </table:table-cell>
          <table:table-cell table:formula="of:=[.D22]*[.D$1]+[.D$2]" office:value-type="float" office:value="0.878423345409431">
            <text:p>0.8784233454</text:p>
          </table:table-cell>
          <table:table-cell table:formula="of:=[.E22]*[.E$1]+[.E$2]" office:value-type="float" office:value="0.848355086949824">
            <text:p>0.8483550869</text:p>
          </table:table-cell>
          <table:table-cell table:formula="of:=[.F22]*[.F$1]+[.F$2]" office:value-type="float" office:value="0.811306670837203">
            <text:p>0.8113066708</text:p>
          </table:table-cell>
          <table:table-cell table:formula="of:=[.G22]*[.G$1]+[.G$2]" office:value-type="float" office:value="0.641514077591457">
            <text:p>0.6415140776</text:p>
          </table:table-cell>
          <table:table-cell table:formula="of:=[.H22]*[.H$1]+[.H$2]" office:value-type="float" office:value="0.182093062402769">
            <text:p>0.1820930624</text:p>
          </table:table-cell>
          <table:table-cell/>
          <table:table-cell office:value-type="float" office:value="0.0540865384615385">
            <text:p>0.0540865385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A24]/832" office:value-type="float" office:value="0.0252403846153846">
            <text:p>0.0252403846</text:p>
          </table:table-cell>
          <table:table-cell table:formula="of:=[.C23]*[.C$1]+[.C$2]" office:value-type="float" office:value="0.990776627963145">
            <text:p>0.990776628</text:p>
          </table:table-cell>
          <table:table-cell table:formula="of:=[.D23]*[.D$1]+[.D$2]" office:value-type="float" office:value="0.890581010868488">
            <text:p>0.8905810109</text:p>
          </table:table-cell>
          <table:table-cell table:formula="of:=[.E23]*[.E$1]+[.E$2]" office:value-type="float" office:value="0.86200312912434">
            <text:p>0.8620031291</text:p>
          </table:table-cell>
          <table:table-cell table:formula="of:=[.F23]*[.F$1]+[.F$2]" office:value-type="float" office:value="0.826402137170227">
            <text:p>0.8264021372</text:p>
          </table:table-cell>
          <table:table-cell table:formula="of:=[.G23]*[.G$1]+[.G$2]" office:value-type="float" office:value="0.659438373711884">
            <text:p>0.6594383737</text:p>
          </table:table-cell>
          <table:table-cell table:formula="of:=[.H23]*[.H$1]+[.H$2]" office:value-type="float" office:value="0.190272131778742">
            <text:p>0.1902721318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table:formula="of:=[.A25]/832" office:value-type="float" office:value="0.0264423076923077">
            <text:p>0.0264423077</text:p>
          </table:table-cell>
          <table:table-cell table:formula="of:=[.C24]*[.C$1]+[.C$2]" office:value-type="float" office:value="0.992621302370516">
            <text:p>0.9926213024</text:p>
          </table:table-cell>
          <table:table-cell table:formula="of:=[.D24]*[.D$1]+[.D$2]" office:value-type="float" office:value="0.901522909781639">
            <text:p>0.9015229098</text:p>
          </table:table-cell>
          <table:table-cell table:formula="of:=[.E24]*[.E$1]+[.E$2]" office:value-type="float" office:value="0.874422847503149">
            <text:p>0.8744228475</text:p>
          </table:table-cell>
          <table:table-cell table:formula="of:=[.F24]*[.F$1]+[.F$2]" office:value-type="float" office:value="0.840289966196609">
            <text:p>0.8402899662</text:p>
          </table:table-cell>
          <table:table-cell table:formula="of:=[.G24]*[.G$1]+[.G$2]" office:value-type="float" office:value="0.67646645502629">
            <text:p>0.676466455</text:p>
          </table:table-cell>
          <table:table-cell table:formula="of:=[.H24]*[.H$1]+[.H$2]" office:value-type="float" office:value="0.198369410460954">
            <text:p>0.1983694105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formula="of:=[.A26]/832" office:value-type="float" office:value="0.0276442307692308">
            <text:p>0.0276442308</text:p>
          </table:table-cell>
          <table:table-cell table:formula="of:=[.C25]*[.C$1]+[.C$2]" office:value-type="float" office:value="0.994097041896413">
            <text:p>0.9940970419</text:p>
          </table:table-cell>
          <table:table-cell table:formula="of:=[.D25]*[.D$1]+[.D$2]" office:value-type="float" office:value="0.911370618803475">
            <text:p>0.9113706188</text:p>
          </table:table-cell>
          <table:table-cell table:formula="of:=[.E25]*[.E$1]+[.E$2]" office:value-type="float" office:value="0.885724791227866">
            <text:p>0.8857247912</text:p>
          </table:table-cell>
          <table:table-cell table:formula="of:=[.F25]*[.F$1]+[.F$2]" office:value-type="float" office:value="0.85306676890088">
            <text:p>0.8530667689</text:p>
          </table:table-cell>
          <table:table-cell table:formula="of:=[.G25]*[.G$1]+[.G$2]" office:value-type="float" office:value="0.692643132274976">
            <text:p>0.6926431323</text:p>
          </table:table-cell>
          <table:table-cell table:formula="of:=[.H25]*[.H$1]+[.H$2]" office:value-type="float" office:value="0.206385716356345">
            <text:p>0.2063857164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formula="of:=[.A27]/832" office:value-type="float" office:value="0.0288461538461538">
            <text:p>0.0288461538</text:p>
          </table:table-cell>
          <table:table-cell table:formula="of:=[.C26]*[.C$1]+[.C$2]" office:value-type="float" office:value="0.99527763351713">
            <text:p>0.9952776335</text:p>
          </table:table-cell>
          <table:table-cell table:formula="of:=[.D26]*[.D$1]+[.D$2]" office:value-type="float" office:value="0.920233556923127">
            <text:p>0.9202335569</text:p>
          </table:table-cell>
          <table:table-cell table:formula="of:=[.E26]*[.E$1]+[.E$2]" office:value-type="float" office:value="0.896009560017358">
            <text:p>0.89600956</text:p>
          </table:table-cell>
          <table:table-cell table:formula="of:=[.F26]*[.F$1]+[.F$2]" office:value-type="float" office:value="0.86482142738881">
            <text:p>0.8648214274</text:p>
          </table:table-cell>
          <table:table-cell table:formula="of:=[.G26]*[.G$1]+[.G$2]" office:value-type="float" office:value="0.708010975661227">
            <text:p>0.7080109757</text:p>
          </table:table-cell>
          <table:table-cell table:formula="of:=[.H26]*[.H$1]+[.H$2]" office:value-type="float" office:value="0.214321859192781">
            <text:p>0.2143218592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formula="of:=[.A28]/832" office:value-type="float" office:value="0.0300480769230769">
            <text:p>0.0300480769</text:p>
          </table:table-cell>
          <table:table-cell table:formula="of:=[.C27]*[.C$1]+[.C$2]" office:value-type="float" office:value="0.996222106813704">
            <text:p>0.9962221068</text:p>
          </table:table-cell>
          <table:table-cell table:formula="of:=[.D27]*[.D$1]+[.D$2]" office:value-type="float" office:value="0.928210201230815">
            <text:p>0.9282102012</text:p>
          </table:table-cell>
          <table:table-cell table:formula="of:=[.E27]*[.E$1]+[.E$2]" office:value-type="float" office:value="0.905368699615796">
            <text:p>0.9053686996</text:p>
          </table:table-cell>
          <table:table-cell table:formula="of:=[.F27]*[.F$1]+[.F$2]" office:value-type="float" office:value="0.875635713197705">
            <text:p>0.8756357132</text:p>
          </table:table-cell>
          <table:table-cell table:formula="of:=[.G27]*[.G$1]+[.G$2]" office:value-type="float" office:value="0.722610426878165">
            <text:p>0.7226104269</text:p>
          </table:table-cell>
          <table:table-cell table:formula="of:=[.H27]*[.H$1]+[.H$2]" office:value-type="float" office:value="0.222178640600853">
            <text:p>0.2221786406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table:formula="of:=[.A29]/832" office:value-type="float" office:value="0.03125">
            <text:p>0.03125</text:p>
          </table:table-cell>
          <table:table-cell table:formula="of:=[.C28]*[.C$1]+[.C$2]" office:value-type="float" office:value="0.996977685450963">
            <text:p>0.9969776855</text:p>
          </table:table-cell>
          <table:table-cell table:formula="of:=[.D28]*[.D$1]+[.D$2]" office:value-type="float" office:value="0.935389181107733">
            <text:p>0.9353891811</text:p>
          </table:table-cell>
          <table:table-cell table:formula="of:=[.E28]*[.E$1]+[.E$2]" office:value-type="float" office:value="0.913885516650374">
            <text:p>0.9138855167</text:p>
          </table:table-cell>
          <table:table-cell table:formula="of:=[.F28]*[.F$1]+[.F$2]" office:value-type="float" office:value="0.885584856141888">
            <text:p>0.8855848561</text:p>
          </table:table-cell>
          <table:table-cell table:formula="of:=[.G28]*[.G$1]+[.G$2]" office:value-type="float" office:value="0.736479905534257">
            <text:p>0.7364799055</text:p>
          </table:table-cell>
          <table:table-cell table:formula="of:=[.H28]*[.H$1]+[.H$2]" office:value-type="float" office:value="0.229956854194845">
            <text:p>0.229956854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[.A30]/832" office:value-type="float" office:value="0.0324519230769231">
            <text:p>0.0324519231</text:p>
          </table:table-cell>
          <table:table-cell table:formula="of:=[.C29]*[.C$1]+[.C$2]" office:value-type="float" office:value="0.997582148360771">
            <text:p>0.9975821484</text:p>
          </table:table-cell>
          <table:table-cell table:formula="of:=[.D29]*[.D$1]+[.D$2]" office:value-type="float" office:value="0.94185026299696">
            <text:p>0.941850263</text:p>
          </table:table-cell>
          <table:table-cell table:formula="of:=[.E29]*[.E$1]+[.E$2]" office:value-type="float" office:value="0.92163582015184">
            <text:p>0.9216358202</text:p>
          </table:table-cell>
          <table:table-cell table:formula="of:=[.F29]*[.F$1]+[.F$2]" office:value-type="float" office:value="0.894738067650537">
            <text:p>0.8947380677</text:p>
          </table:table-cell>
          <table:table-cell table:formula="of:=[.G29]*[.G$1]+[.G$2]" office:value-type="float" office:value="0.749655910257544">
            <text:p>0.7496559103</text:p>
          </table:table-cell>
          <table:table-cell table:formula="of:=[.H29]*[.H$1]+[.H$2]" office:value-type="float" office:value="0.237657285652896">
            <text:p>0.2376572857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table:formula="of:=[.A31]/832" office:value-type="float" office:value="0.0336538461538461">
            <text:p>0.0336538462</text:p>
          </table:table-cell>
          <table:table-cell table:formula="of:=[.C30]*[.C$1]+[.C$2]" office:value-type="float" office:value="0.998065718688617">
            <text:p>0.9980657187</text:p>
          </table:table-cell>
          <table:table-cell table:formula="of:=[.D30]*[.D$1]+[.D$2]" office:value-type="float" office:value="0.947665236697264">
            <text:p>0.9476652367</text:p>
          </table:table-cell>
          <table:table-cell table:formula="of:=[.E30]*[.E$1]+[.E$2]" office:value-type="float" office:value="0.928688596338175">
            <text:p>0.9286885963</text:p>
          </table:table-cell>
          <table:table-cell table:formula="of:=[.F30]*[.F$1]+[.F$2]" office:value-type="float" office:value="0.903159022238494">
            <text:p>0.9031590222</text:p>
          </table:table-cell>
          <table:table-cell table:formula="of:=[.G30]*[.G$1]+[.G$2]" office:value-type="float" office:value="0.762173114744667">
            <text:p>0.7621731147</text:p>
          </table:table-cell>
          <table:table-cell table:formula="of:=[.H30]*[.H$1]+[.H$2]" office:value-type="float" office:value="0.245280712796367">
            <text:p>0.2452807128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table:formula="of:=[.A32]/832" office:value-type="float" office:value="0.0348557692307692">
            <text:p>0.0348557692</text:p>
          </table:table-cell>
          <table:table-cell table:formula="of:=[.C31]*[.C$1]+[.C$2]" office:value-type="float" office:value="0.998452574950893">
            <text:p>0.998452575</text:p>
          </table:table-cell>
          <table:table-cell table:formula="of:=[.D31]*[.D$1]+[.D$2]" office:value-type="float" office:value="0.952898713027538">
            <text:p>0.952898713</text:p>
          </table:table-cell>
          <table:table-cell table:formula="of:=[.E31]*[.E$1]+[.E$2]" office:value-type="float" office:value="0.935106622667739">
            <text:p>0.9351066227</text:p>
          </table:table-cell>
          <table:table-cell table:formula="of:=[.F31]*[.F$1]+[.F$2]" office:value-type="float" office:value="0.910906300459415">
            <text:p>0.9109063005</text:p>
          </table:table-cell>
          <table:table-cell table:formula="of:=[.G31]*[.G$1]+[.G$2]" office:value-type="float" office:value="0.774064459007434">
            <text:p>0.774064459</text:p>
          </table:table-cell>
          <table:table-cell table:formula="of:=[.H31]*[.H$1]+[.H$2]" office:value-type="float" office:value="0.252827905668404">
            <text:p>0.2528279057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formula="of:=[.A33]/832" office:value-type="float" office:value="0.0360576923076923">
            <text:p>0.0360576923</text:p>
          </table:table-cell>
          <table:table-cell table:formula="of:=[.C32]*[.C$1]+[.C$2]" office:value-type="float" office:value="0.998762059960714">
            <text:p>0.99876206</text:p>
          </table:table-cell>
          <table:table-cell table:formula="of:=[.D32]*[.D$1]+[.D$2]" office:value-type="float" office:value="0.957608841724784">
            <text:p>0.9576088417</text:p>
          </table:table-cell>
          <table:table-cell table:formula="of:=[.E32]*[.E$1]+[.E$2]" office:value-type="float" office:value="0.940947026627642">
            <text:p>0.9409470266</text:p>
          </table:table-cell>
          <table:table-cell table:formula="of:=[.F32]*[.F$1]+[.F$2]" office:value-type="float" office:value="0.918033796422662">
            <text:p>0.9180337964</text:p>
          </table:table-cell>
          <table:table-cell table:formula="of:=[.G32]*[.G$1]+[.G$2]" office:value-type="float" office:value="0.785361236057062">
            <text:p>0.7853612361</text:p>
          </table:table-cell>
          <table:table-cell table:formula="of:=[.H32]*[.H$1]+[.H$2]" office:value-type="float" office:value="0.26029962661172">
            <text:p>0.2602996266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f:=[.A34]/832" office:value-type="float" office:value="0.0372596153846154">
            <text:p>0.0372596154</text:p>
          </table:table-cell>
          <table:table-cell table:formula="of:=[.C33]*[.C$1]+[.C$2]" office:value-type="float" office:value="0.999009647968572">
            <text:p>0.999009648</text:p>
          </table:table-cell>
          <table:table-cell table:formula="of:=[.D33]*[.D$1]+[.D$2]" office:value-type="float" office:value="0.961847957552305">
            <text:p>0.9618479576</text:p>
          </table:table-cell>
          <table:table-cell table:formula="of:=[.E33]*[.E$1]+[.E$2]" office:value-type="float" office:value="0.946261794231155">
            <text:p>0.9462617942</text:p>
          </table:table-cell>
          <table:table-cell table:formula="of:=[.F33]*[.F$1]+[.F$2]" office:value-type="float" office:value="0.924591092708849">
            <text:p>0.9245910927</text:p>
          </table:table-cell>
          <table:table-cell table:formula="of:=[.G33]*[.G$1]+[.G$2]" office:value-type="float" office:value="0.796093174254209">
            <text:p>0.7960931743</text:p>
          </table:table-cell>
          <table:table-cell table:formula="of:=[.H33]*[.H$1]+[.H$2]" office:value-type="float" office:value="0.267696630345603">
            <text:p>0.267696630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table:formula="of:=[.A35]/832" office:value-type="float" office:value="0.0384615384615385">
            <text:p>0.0384615385</text:p>
          </table:table-cell>
          <table:table-cell table:formula="of:=[.C34]*[.C$1]+[.C$2]" office:value-type="float" office:value="0.999207718374857">
            <text:p>0.9992077184</text:p>
          </table:table-cell>
          <table:table-cell table:formula="of:=[.D34]*[.D$1]+[.D$2]" office:value-type="float" office:value="0.965663161797075">
            <text:p>0.9656631618</text:p>
          </table:table-cell>
          <table:table-cell table:formula="of:=[.E34]*[.E$1]+[.E$2]" office:value-type="float" office:value="0.951098232750351">
            <text:p>0.9510982328</text:p>
          </table:table-cell>
          <table:table-cell table:formula="of:=[.F34]*[.F$1]+[.F$2]" office:value-type="float" office:value="0.930623805292141">
            <text:p>0.9306238053</text:p>
          </table:table-cell>
          <table:table-cell table:formula="of:=[.G34]*[.G$1]+[.G$2]" office:value-type="float" office:value="0.806288515541498">
            <text:p>0.8062885155</text:p>
          </table:table-cell>
          <table:table-cell table:formula="of:=[.H34]*[.H$1]+[.H$2]" office:value-type="float" office:value="0.275019664042147">
            <text:p>0.275019664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table:formula="of:=[.A36]/832" office:value-type="float" office:value="0.0396634615384615">
            <text:p>0.0396634615</text:p>
          </table:table-cell>
          <table:table-cell table:formula="of:=[.C35]*[.C$1]+[.C$2]" office:value-type="float" office:value="0.999366174699886">
            <text:p>0.9993661747</text:p>
          </table:table-cell>
          <table:table-cell table:formula="of:=[.D35]*[.D$1]+[.D$2]" office:value-type="float" office:value="0.969096845617367">
            <text:p>0.9690968456</text:p>
          </table:table-cell>
          <table:table-cell table:formula="of:=[.E35]*[.E$1]+[.E$2]" office:value-type="float" office:value="0.955499391802819">
            <text:p>0.9554993918</text:p>
          </table:table-cell>
          <table:table-cell table:formula="of:=[.F35]*[.F$1]+[.F$2]" office:value-type="float" office:value="0.93617390086877">
            <text:p>0.9361739009</text:p>
          </table:table-cell>
          <table:table-cell table:formula="of:=[.G35]*[.G$1]+[.G$2]" office:value-type="float" office:value="0.815974089764423">
            <text:p>0.8159740898</text:p>
          </table:table-cell>
          <table:table-cell table:formula="of:=[.H35]*[.H$1]+[.H$2]" office:value-type="float" office:value="0.282269467401725">
            <text:p>0.2822694674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formula="of:=[.A37]/832" office:value-type="float" office:value="0.0408653846153846">
            <text:p>0.0408653846</text:p>
          </table:table-cell>
          <table:table-cell table:formula="of:=[.C36]*[.C$1]+[.C$2]" office:value-type="float" office:value="0.999492939759909">
            <text:p>0.9994929398</text:p>
          </table:table-cell>
          <table:table-cell table:formula="of:=[.D36]*[.D$1]+[.D$2]" office:value-type="float" office:value="0.97218716105563">
            <text:p>0.9721871611</text:p>
          </table:table-cell>
          <table:table-cell table:formula="of:=[.E36]*[.E$1]+[.E$2]" office:value-type="float" office:value="0.959504446540565">
            <text:p>0.9595044465</text:p>
          </table:table-cell>
          <table:table-cell table:formula="of:=[.F36]*[.F$1]+[.F$2]" office:value-type="float" office:value="0.941279988799268">
            <text:p>0.9412799888</text:p>
          </table:table-cell>
          <table:table-cell table:formula="of:=[.G36]*[.G$1]+[.G$2]" office:value-type="float" office:value="0.825175385276202">
            <text:p>0.8251753853</text:p>
          </table:table-cell>
          <table:table-cell table:formula="of:=[.H36]*[.H$1]+[.H$2]" office:value-type="float" office:value="0.289446772727708">
            <text:p>0.2894467727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formula="of:=[.A38]/832" office:value-type="float" office:value="0.0420673076923077">
            <text:p>0.0420673077</text:p>
          </table:table-cell>
          <table:table-cell table:formula="of:=[.C37]*[.C$1]+[.C$2]" office:value-type="float" office:value="0.999594351807927">
            <text:p>0.9995943518</text:p>
          </table:table-cell>
          <table:table-cell table:formula="of:=[.D37]*[.D$1]+[.D$2]" office:value-type="float" office:value="0.974968444950068">
            <text:p>0.974968445</text:p>
          </table:table-cell>
          <table:table-cell table:formula="of:=[.E37]*[.E$1]+[.E$2]" office:value-type="float" office:value="0.963149046351914">
            <text:p>0.9631490464</text:p>
          </table:table-cell>
          <table:table-cell table:formula="of:=[.F37]*[.F$1]+[.F$2]" office:value-type="float" office:value="0.945977589695326">
            <text:p>0.9459775897</text:p>
          </table:table-cell>
          <table:table-cell table:formula="of:=[.G37]*[.G$1]+[.G$2]" office:value-type="float" office:value="0.833916616012392">
            <text:p>0.833916616</text:p>
          </table:table-cell>
          <table:table-cell table:formula="of:=[.H37]*[.H$1]+[.H$2]" office:value-type="float" office:value="0.296552305000431">
            <text:p>0.296552305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table:formula="of:=[.A39]/832" office:value-type="float" office:value="0.0432692307692308">
            <text:p>0.0432692308</text:p>
          </table:table-cell>
          <table:table-cell table:formula="of:=[.C38]*[.C$1]+[.C$2]" office:value-type="float" office:value="0.999675481446342">
            <text:p>0.9996754814</text:p>
          </table:table-cell>
          <table:table-cell table:formula="of:=[.D38]*[.D$1]+[.D$2]" office:value-type="float" office:value="0.977471600455061">
            <text:p>0.9774716005</text:p>
          </table:table-cell>
          <table:table-cell table:formula="of:=[.E38]*[.E$1]+[.E$2]" office:value-type="float" office:value="0.966465632180242">
            <text:p>0.9664656322</text:p>
          </table:table-cell>
          <table:table-cell table:formula="of:=[.F38]*[.F$1]+[.F$2]" office:value-type="float" office:value="0.9502993825197">
            <text:p>0.9502993825</text:p>
          </table:table-cell>
          <table:table-cell table:formula="of:=[.G38]*[.G$1]+[.G$2]" office:value-type="float" office:value="0.842220785211772">
            <text:p>0.8422207852</text:p>
          </table:table-cell>
          <table:table-cell table:formula="of:=[.H38]*[.H$1]+[.H$2]" office:value-type="float" office:value="0.303586781950426">
            <text:p>0.303586782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formula="of:=[.A40]/832" office:value-type="float" office:value="0.0444711538461539">
            <text:p>0.0444711538</text:p>
          </table:table-cell>
          <table:table-cell table:formula="of:=[.C39]*[.C$1]+[.C$2]" office:value-type="float" office:value="0.999740385157073">
            <text:p>0.9997403852</text:p>
          </table:table-cell>
          <table:table-cell table:formula="of:=[.D39]*[.D$1]+[.D$2]" office:value-type="float" office:value="0.979724440409555">
            <text:p>0.9797244404</text:p>
          </table:table-cell>
          <table:table-cell table:formula="of:=[.E39]*[.E$1]+[.E$2]" office:value-type="float" office:value="0.96948372528402">
            <text:p>0.9694837253</text:p>
          </table:table-cell>
          <table:table-cell table:formula="of:=[.F39]*[.F$1]+[.F$2]" office:value-type="float" office:value="0.954275431918124">
            <text:p>0.9542754319</text:p>
          </table:table-cell>
          <table:table-cell table:formula="of:=[.G39]*[.G$1]+[.G$2]" office:value-type="float" office:value="0.850109745951184">
            <text:p>0.850109746</text:p>
          </table:table-cell>
          <table:table-cell table:formula="of:=[.H39]*[.H$1]+[.H$2]" office:value-type="float" office:value="0.310550914130922">
            <text:p>0.3105509141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formula="of:=[.A41]/832" office:value-type="float" office:value="0.0456730769230769">
            <text:p>0.0456730769</text:p>
          </table:table-cell>
          <table:table-cell table:formula="of:=[.C40]*[.C$1]+[.C$2]" office:value-type="float" office:value="0.999792308125659">
            <text:p>0.9997923081</text:p>
          </table:table-cell>
          <table:table-cell table:formula="of:=[.D40]*[.D$1]+[.D$2]" office:value-type="float" office:value="0.981751996368599">
            <text:p>0.9817519964</text:p>
          </table:table-cell>
          <table:table-cell table:formula="of:=[.E40]*[.E$1]+[.E$2]" office:value-type="float" office:value="0.972230190008459">
            <text:p>0.97223019</text:p>
          </table:table-cell>
          <table:table-cell table:formula="of:=[.F40]*[.F$1]+[.F$2]" office:value-type="float" office:value="0.957933397364674">
            <text:p>0.9579333974</text:p>
          </table:table-cell>
          <table:table-cell table:formula="of:=[.G40]*[.G$1]+[.G$2]" office:value-type="float" office:value="0.857604258653625">
            <text:p>0.8576042587</text:p>
          </table:table-cell>
          <table:table-cell table:formula="of:=[.H40]*[.H$1]+[.H$2]" office:value-type="float" office:value="0.317445404989613">
            <text:p>0.317445405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formula="of:=[.A42]/832" office:value-type="float" office:value="0.046875">
            <text:p>0.046875</text:p>
          </table:table-cell>
          <table:table-cell table:formula="of:=[.C41]*[.C$1]+[.C$2]" office:value-type="float" office:value="0.999833846500527">
            <text:p>0.9998338465</text:p>
          </table:table-cell>
          <table:table-cell table:formula="of:=[.D41]*[.D$1]+[.D$2]" office:value-type="float" office:value="0.983576796731739">
            <text:p>0.9835767967</text:p>
          </table:table-cell>
          <table:table-cell table:formula="of:=[.E41]*[.E$1]+[.E$2]" office:value-type="float" office:value="0.974729472907697">
            <text:p>0.9747294729</text:p>
          </table:table-cell>
          <table:table-cell table:formula="of:=[.F41]*[.F$1]+[.F$2]" office:value-type="float" office:value="0.9612987255755">
            <text:p>0.9612987256</text:p>
          </table:table-cell>
          <table:table-cell table:formula="of:=[.G41]*[.G$1]+[.G$2]" office:value-type="float" office:value="0.864724045720943">
            <text:p>0.8647240457</text:p>
          </table:table-cell>
          <table:table-cell table:formula="of:=[.H41]*[.H$1]+[.H$2]" office:value-type="float" office:value="0.324270950939717">
            <text:p>0.3242709509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formula="of:=[.A43]/832" office:value-type="float" office:value="0.0480769230769231">
            <text:p>0.0480769231</text:p>
          </table:table-cell>
          <table:table-cell table:formula="of:=[.C42]*[.C$1]+[.C$2]" office:value-type="float" office:value="0.999867077200421">
            <text:p>0.9998670772</text:p>
          </table:table-cell>
          <table:table-cell table:formula="of:=[.D42]*[.D$1]+[.D$2]" office:value-type="float" office:value="0.985219117058565">
            <text:p>0.9852191171</text:p>
          </table:table-cell>
          <table:table-cell table:formula="of:=[.E42]*[.E$1]+[.E$2]" office:value-type="float" office:value="0.977003820346005">
            <text:p>0.9770038203</text:p>
          </table:table-cell>
          <table:table-cell table:formula="of:=[.F42]*[.F$1]+[.F$2]" office:value-type="float" office:value="0.96439482752946">
            <text:p>0.9643948275</text:p>
          </table:table-cell>
          <table:table-cell table:formula="of:=[.G42]*[.G$1]+[.G$2]" office:value-type="float" office:value="0.871487843434896">
            <text:p>0.8714878434</text:p>
          </table:table-cell>
          <table:table-cell table:formula="of:=[.H42]*[.H$1]+[.H$2]" office:value-type="float" office:value="0.33102824143032">
            <text:p>0.3310282414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formula="of:=[.A44]/832" office:value-type="float" office:value="0.0492788461538462">
            <text:p>0.0492788462</text:p>
          </table:table-cell>
          <table:table-cell table:formula="of:=[.C43]*[.C$1]+[.C$2]" office:value-type="float" office:value="0.999893661760337">
            <text:p>0.9998936618</text:p>
          </table:table-cell>
          <table:table-cell table:formula="of:=[.D43]*[.D$1]+[.D$2]" office:value-type="float" office:value="0.986697205352709">
            <text:p>0.9866972054</text:p>
          </table:table-cell>
          <table:table-cell table:formula="of:=[.E43]*[.E$1]+[.E$2]" office:value-type="float" office:value="0.979073476514864">
            <text:p>0.9790734765</text:p>
          </table:table-cell>
          <table:table-cell table:formula="of:=[.F43]*[.F$1]+[.F$2]" office:value-type="float" office:value="0.967243241327104">
            <text:p>0.9672432413</text:p>
          </table:table-cell>
          <table:table-cell table:formula="of:=[.G43]*[.G$1]+[.G$2]" office:value-type="float" office:value="0.877913451263151">
            <text:p>0.8779134513</text:p>
          </table:table-cell>
          <table:table-cell table:formula="of:=[.H43]*[.H$1]+[.H$2]" office:value-type="float" office:value="0.337717959016016">
            <text:p>0.337717959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table:formula="of:=[.A45]/832" office:value-type="float" office:value="0.0504807692307692">
            <text:p>0.0504807692</text:p>
          </table:table-cell>
          <table:table-cell table:formula="of:=[.C44]*[.C$1]+[.C$2]" office:value-type="float" office:value="0.99991492940827">
            <text:p>0.9999149294</text:p>
          </table:table-cell>
          <table:table-cell table:formula="of:=[.D44]*[.D$1]+[.D$2]" office:value-type="float" office:value="0.988027484817438">
            <text:p>0.9880274848</text:p>
          </table:table-cell>
          <table:table-cell table:formula="of:=[.E44]*[.E$1]+[.E$2]" office:value-type="float" office:value="0.980956863628526">
            <text:p>0.9809568636</text:p>
          </table:table-cell>
          <table:table-cell table:formula="of:=[.F44]*[.F$1]+[.F$2]" office:value-type="float" office:value="0.969863782020935">
            <text:p>0.969863782</text:p>
          </table:table-cell>
          <table:table-cell table:formula="of:=[.G44]*[.G$1]+[.G$2]" office:value-type="float" office:value="0.884017778699994">
            <text:p>0.8840177787</text:p>
          </table:table-cell>
          <table:table-cell table:formula="of:=[.H44]*[.H$1]+[.H$2]" office:value-type="float" office:value="0.344340779425856">
            <text:p>0.3443407794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table:formula="of:=[.A46]/832" office:value-type="float" office:value="0.0516826923076923">
            <text:p>0.0516826923</text:p>
          </table:table-cell>
          <table:table-cell table:formula="of:=[.C45]*[.C$1]+[.C$2]" office:value-type="float" office:value="0.999931943526616">
            <text:p>0.9999319435</text:p>
          </table:table-cell>
          <table:table-cell table:formula="of:=[.D45]*[.D$1]+[.D$2]" office:value-type="float" office:value="0.989224736335694">
            <text:p>0.9892247363</text:p>
          </table:table-cell>
          <table:table-cell table:formula="of:=[.E45]*[.E$1]+[.E$2]" office:value-type="float" office:value="0.982670745901959">
            <text:p>0.9826707459</text:p>
          </table:table-cell>
          <table:table-cell table:formula="of:=[.F45]*[.F$1]+[.F$2]" office:value-type="float" office:value="0.97227467945926">
            <text:p>0.9722746795</text:p>
          </table:table-cell>
          <table:table-cell table:formula="of:=[.G45]*[.G$1]+[.G$2]" office:value-type="float" office:value="0.889816889764994">
            <text:p>0.8898168898</text:p>
          </table:table-cell>
          <table:table-cell table:formula="of:=[.H45]*[.H$1]+[.H$2]" office:value-type="float" office:value="0.350897371631598">
            <text:p>0.3508973716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table:formula="of:=[.A47]/832" office:value-type="float" office:value="0.0528846153846154">
            <text:p>0.0528846154</text:p>
          </table:table-cell>
          <table:table-cell table:formula="of:=[.C46]*[.C$1]+[.C$2]" office:value-type="float" office:value="0.999945554821293">
            <text:p>0.9999455548</text:p>
          </table:table-cell>
          <table:table-cell table:formula="of:=[.D46]*[.D$1]+[.D$2]" office:value-type="float" office:value="0.990302262702125">
            <text:p>0.9903022627</text:p>
          </table:table-cell>
          <table:table-cell table:formula="of:=[.E46]*[.E$1]+[.E$2]" office:value-type="float" office:value="0.984230378770783">
            <text:p>0.9842303788</text:p>
          </table:table-cell>
          <table:table-cell table:formula="of:=[.F46]*[.F$1]+[.F$2]" office:value-type="float" office:value="0.97449270510252">
            <text:p>0.9744927051</text:p>
          </table:table-cell>
          <table:table-cell table:formula="of:=[.G46]*[.G$1]+[.G$2]" office:value-type="float" office:value="0.895326045276744">
            <text:p>0.8953260453</text:p>
          </table:table-cell>
          <table:table-cell table:formula="of:=[.H46]*[.H$1]+[.H$2]" office:value-type="float" office:value="0.357388397915282">
            <text:p>0.3573883979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table:formula="of:=[.A48]/832" office:value-type="float" office:value="0.0540865384615385">
            <text:p>0.0540865385</text:p>
          </table:table-cell>
          <table:table-cell table:formula="of:=[.C47]*[.C$1]+[.C$2]" office:value-type="float" office:value="0.999956443857034">
            <text:p>0.9999564439</text:p>
          </table:table-cell>
          <table:table-cell table:formula="of:=[.D47]*[.D$1]+[.D$2]" office:value-type="float" office:value="0.991272036431912">
            <text:p>0.9912720364</text:p>
          </table:table-cell>
          <table:table-cell table:formula="of:=[.E47]*[.E$1]+[.E$2]" office:value-type="float" office:value="0.985649644681412">
            <text:p>0.9856496447</text:p>
          </table:table-cell>
          <table:table-cell table:formula="of:=[.F47]*[.F$1]+[.F$2]" office:value-type="float" office:value="0.976533288694318">
            <text:p>0.9765332887</text:p>
          </table:table-cell>
          <table:table-cell table:formula="of:=[.G47]*[.G$1]+[.G$2]" office:value-type="float" office:value="0.900559743012907">
            <text:p>0.900559743</text:p>
          </table:table-cell>
          <table:table-cell table:formula="of:=[.H47]*[.H$1]+[.H$2]" office:value-type="float" office:value="0.363814513936129">
            <text:p>0.3638145139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formula="of:=[.A49]/832" office:value-type="float" office:value="0.0552884615384615">
            <text:p>0.0552884615</text:p>
          </table:table-cell>
          <table:table-cell table:formula="of:=[.C48]*[.C$1]+[.C$2]" office:value-type="float" office:value="0.999965155085627">
            <text:p>0.9999651551</text:p>
          </table:table-cell>
          <table:table-cell table:formula="of:=[.D48]*[.D$1]+[.D$2]" office:value-type="float" office:value="0.992144832788721">
            <text:p>0.9921448328</text:p>
          </table:table-cell>
          <table:table-cell table:formula="of:=[.E48]*[.E$1]+[.E$2]" office:value-type="float" office:value="0.986941176660085">
            <text:p>0.9869411767</text:p>
          </table:table-cell>
          <table:table-cell table:formula="of:=[.F48]*[.F$1]+[.F$2]" office:value-type="float" office:value="0.978410625598773">
            <text:p>0.9784106256</text:p>
          </table:table-cell>
          <table:table-cell table:formula="of:=[.G48]*[.G$1]+[.G$2]" office:value-type="float" office:value="0.905531755862262">
            <text:p>0.9055317559</text:p>
          </table:table-cell>
          <table:table-cell table:formula="of:=[.H48]*[.H$1]+[.H$2]" office:value-type="float" office:value="0.370176368796768">
            <text:p>0.3701763688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table:formula="of:=[.A50]/832" office:value-type="float" office:value="0.0564903846153846">
            <text:p>0.0564903846</text:p>
          </table:table-cell>
          <table:table-cell table:formula="of:=[.C49]*[.C$1]+[.C$2]" office:value-type="float" office:value="0.999972124068502">
            <text:p>0.9999721241</text:p>
          </table:table-cell>
          <table:table-cell table:formula="of:=[.D49]*[.D$1]+[.D$2]" office:value-type="float" office:value="0.992930349509849">
            <text:p>0.9929303495</text:p>
          </table:table-cell>
          <table:table-cell table:formula="of:=[.E49]*[.E$1]+[.E$2]" office:value-type="float" office:value="0.988116470760678">
            <text:p>0.9881164708</text:p>
          </table:table-cell>
          <table:table-cell table:formula="of:=[.F49]*[.F$1]+[.F$2]" office:value-type="float" office:value="0.980137775550871">
            <text:p>0.9801377756</text:p>
          </table:table-cell>
          <table:table-cell table:formula="of:=[.G49]*[.G$1]+[.G$2]" office:value-type="float" office:value="0.910255168069149">
            <text:p>0.9102551681</text:p>
          </table:table-cell>
          <table:table-cell table:formula="of:=[.H49]*[.H$1]+[.H$2]" office:value-type="float" office:value="0.3764746051088">
            <text:p>0.3764746051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table:formula="of:=[.A51]/832" office:value-type="float" office:value="0.0576923076923077">
            <text:p>0.0576923077</text:p>
          </table:table-cell>
          <table:table-cell table:formula="of:=[.C50]*[.C$1]+[.C$2]" office:value-type="float" office:value="0.999977699254801">
            <text:p>0.9999776993</text:p>
          </table:table-cell>
          <table:table-cell table:formula="of:=[.D50]*[.D$1]+[.D$2]" office:value-type="float" office:value="0.993637314558864">
            <text:p>0.9936373146</text:p>
          </table:table-cell>
          <table:table-cell table:formula="of:=[.E50]*[.E$1]+[.E$2]" office:value-type="float" office:value="0.989185988392217">
            <text:p>0.9891859884</text:p>
          </table:table-cell>
          <table:table-cell table:formula="of:=[.F50]*[.F$1]+[.F$2]" office:value-type="float" office:value="0.981726753506801">
            <text:p>0.9817267535</text:p>
          </table:table-cell>
          <table:table-cell table:formula="of:=[.G50]*[.G$1]+[.G$2]" office:value-type="float" office:value="0.914742409665691">
            <text:p>0.9147424097</text:p>
          </table:table-cell>
          <table:table-cell table:formula="of:=[.H50]*[.H$1]+[.H$2]" office:value-type="float" office:value="0.382709859057712">
            <text:p>0.3827098591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table:formula="of:=[.A52]/832" office:value-type="float" office:value="0.0588942307692308">
            <text:p>0.0588942308</text:p>
          </table:table-cell>
          <table:table-cell table:formula="of:=[.C51]*[.C$1]+[.C$2]" office:value-type="float" office:value="0.999982159403841">
            <text:p>0.9999821594</text:p>
          </table:table-cell>
          <table:table-cell table:formula="of:=[.D51]*[.D$1]+[.D$2]" office:value-type="float" office:value="0.994273583102978">
            <text:p>0.9942735831</text:p>
          </table:table-cell>
          <table:table-cell table:formula="of:=[.E51]*[.E$1]+[.E$2]" office:value-type="float" office:value="0.990159249436917">
            <text:p>0.9901592494</text:p>
          </table:table-cell>
          <table:table-cell table:formula="of:=[.F51]*[.F$1]+[.F$2]" office:value-type="float" office:value="0.983188613226257">
            <text:p>0.9831886132</text:p>
          </table:table-cell>
          <table:table-cell table:formula="of:=[.G51]*[.G$1]+[.G$2]" office:value-type="float" office:value="0.919005289182407">
            <text:p>0.9190052892</text:p>
          </table:table-cell>
          <table:table-cell table:formula="of:=[.H51]*[.H$1]+[.H$2]" office:value-type="float" office:value="0.388882760467135">
            <text:p>0.388882760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formula="of:=[.A53]/832" office:value-type="float" office:value="0.0600961538461539">
            <text:p>0.0600961538</text:p>
          </table:table-cell>
          <table:table-cell table:formula="of:=[.C52]*[.C$1]+[.C$2]" office:value-type="float" office:value="0.999985727523073">
            <text:p>0.9999857275</text:p>
          </table:table-cell>
          <table:table-cell table:formula="of:=[.D52]*[.D$1]+[.D$2]" office:value-type="float" office:value="0.99484622479268">
            <text:p>0.9948462248</text:p>
          </table:table-cell>
          <table:table-cell table:formula="of:=[.E52]*[.E$1]+[.E$2]" office:value-type="float" office:value="0.991044916987594">
            <text:p>0.991044917</text:p>
          </table:table-cell>
          <table:table-cell table:formula="of:=[.F52]*[.F$1]+[.F$2]" office:value-type="float" office:value="0.984533524168157">
            <text:p>0.9845335242</text:p>
          </table:table-cell>
          <table:table-cell table:formula="of:=[.G52]*[.G$1]+[.G$2]" office:value-type="float" office:value="0.923055024723286">
            <text:p>0.9230550247</text:p>
          </table:table-cell>
          <table:table-cell table:formula="of:=[.H52]*[.H$1]+[.H$2]" office:value-type="float" office:value="0.394993932862464">
            <text:p>0.3949939329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table:formula="of:=[.A54]/832" office:value-type="float" office:value="0.0612980769230769">
            <text:p>0.0612980769</text:p>
          </table:table-cell>
          <table:table-cell table:formula="of:=[.C53]*[.C$1]+[.C$2]" office:value-type="float" office:value="0.999988582018458">
            <text:p>0.999988582</text:p>
          </table:table-cell>
          <table:table-cell table:formula="of:=[.D53]*[.D$1]+[.D$2]" office:value-type="float" office:value="0.995361602313412">
            <text:p>0.9953616023</text:p>
          </table:table-cell>
          <table:table-cell table:formula="of:=[.E53]*[.E$1]+[.E$2]" office:value-type="float" office:value="0.991850874458711">
            <text:p>0.9918508745</text:p>
          </table:table-cell>
          <table:table-cell table:formula="of:=[.F53]*[.F$1]+[.F$2]" office:value-type="float" office:value="0.985770842234704">
            <text:p>0.9857708422</text:p>
          </table:table-cell>
          <table:table-cell table:formula="of:=[.G53]*[.G$1]+[.G$2]" office:value-type="float" office:value="0.926902273487122">
            <text:p>0.9269022735</text:p>
          </table:table-cell>
          <table:table-cell table:formula="of:=[.H53]*[.H$1]+[.H$2]" office:value-type="float" office:value="0.401043993533839">
            <text:p>0.4010439935</text:p>
          </table:table-cell>
          <table:table-cell table:number-columns-repeated="7"/>
        </table:table-row>
        <table:table-row table:style-name="ro1">
          <table:table-cell office:value-type="float" office:value="52">
            <text:p>52</text:p>
          </table:table-cell>
          <table:table-cell table:formula="of:=[.A55]/832" office:value-type="float" office:value="0.0625">
            <text:p>0.0625</text:p>
          </table:table-cell>
          <table:table-cell table:formula="of:=[.C54]*[.C$1]+[.C$2]" office:value-type="float" office:value="0.999990865614767">
            <text:p>0.9999908656</text:p>
          </table:table-cell>
          <table:table-cell table:formula="of:=[.D54]*[.D$1]+[.D$2]" office:value-type="float" office:value="0.995825442082071">
            <text:p>0.9958254421</text:p>
          </table:table-cell>
          <table:table-cell table:formula="of:=[.E54]*[.E$1]+[.E$2]" office:value-type="float" office:value="0.992584295757427">
            <text:p>0.9925842958</text:p>
          </table:table-cell>
          <table:table-cell table:formula="of:=[.F54]*[.F$1]+[.F$2]" office:value-type="float" office:value="0.986909174855928">
            <text:p>0.9869091749</text:p>
          </table:table-cell>
          <table:table-cell table:formula="of:=[.G54]*[.G$1]+[.G$2]" office:value-type="float" office:value="0.930557159812766">
            <text:p>0.9305571598</text:p>
          </table:table-cell>
          <table:table-cell table:formula="of:=[.H54]*[.H$1]+[.H$2]" office:value-type="float" office:value="0.407033553598501">
            <text:p>0.4070335536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table:formula="of:=[.A56]/832" office:value-type="float" office:value="0.0637019230769231">
            <text:p>0.0637019231</text:p>
          </table:table-cell>
          <table:table-cell table:formula="of:=[.C55]*[.C$1]+[.C$2]" office:value-type="float" office:value="0.999992692491813">
            <text:p>0.9999926925</text:p>
          </table:table-cell>
          <table:table-cell table:formula="of:=[.D55]*[.D$1]+[.D$2]" office:value-type="float" office:value="0.996242897873864">
            <text:p>0.9962428979</text:p>
          </table:table-cell>
          <table:table-cell table:formula="of:=[.E55]*[.E$1]+[.E$2]" office:value-type="float" office:value="0.993251709139259">
            <text:p>0.9932517091</text:p>
          </table:table-cell>
          <table:table-cell table:formula="of:=[.F55]*[.F$1]+[.F$2]" office:value-type="float" office:value="0.987956440867454">
            <text:p>0.9879564409</text:p>
          </table:table-cell>
          <table:table-cell table:formula="of:=[.G55]*[.G$1]+[.G$2]" office:value-type="float" office:value="0.934029301822128">
            <text:p>0.9340293018</text:p>
          </table:table-cell>
          <table:table-cell table:formula="of:=[.H55]*[.H$1]+[.H$2]" office:value-type="float" office:value="0.412963218062516">
            <text:p>0.4129632181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table:formula="of:=[.A57]/832" office:value-type="float" office:value="0.0649038461538462">
            <text:p>0.0649038462</text:p>
          </table:table-cell>
          <table:table-cell table:formula="of:=[.C56]*[.C$1]+[.C$2]" office:value-type="float" office:value="0.999994153993451">
            <text:p>0.999994154</text:p>
          </table:table-cell>
          <table:table-cell table:formula="of:=[.D56]*[.D$1]+[.D$2]" office:value-type="float" office:value="0.996618608086477">
            <text:p>0.9966186081</text:p>
          </table:table-cell>
          <table:table-cell table:formula="of:=[.E56]*[.E$1]+[.E$2]" office:value-type="float" office:value="0.993859055316725">
            <text:p>0.9938590553</text:p>
          </table:table-cell>
          <table:table-cell table:formula="of:=[.F56]*[.F$1]+[.F$2]" office:value-type="float" office:value="0.988919925598057">
            <text:p>0.9889199256</text:p>
          </table:table-cell>
          <table:table-cell table:formula="of:=[.G56]*[.G$1]+[.G$2]" office:value-type="float" office:value="0.937327836731021">
            <text:p>0.9373278367</text:p>
          </table:table-cell>
          <table:table-cell table:formula="of:=[.H56]*[.H$1]+[.H$2]" office:value-type="float" office:value="0.41883358588189">
            <text:p>0.4188335859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table:formula="of:=[.A58]/832" office:value-type="float" office:value="0.0661057692307692">
            <text:p>0.0661057692</text:p>
          </table:table-cell>
          <table:table-cell table:formula="of:=[.C57]*[.C$1]+[.C$2]" office:value-type="float" office:value="0.999995323194761">
            <text:p>0.9999953232</text:p>
          </table:table-cell>
          <table:table-cell table:formula="of:=[.D57]*[.D$1]+[.D$2]" office:value-type="float" office:value="0.996956747277829">
            <text:p>0.9969567473</text:p>
          </table:table-cell>
          <table:table-cell table:formula="of:=[.E57]*[.E$1]+[.E$2]" office:value-type="float" office:value="0.99441174033822">
            <text:p>0.9944117403</text:p>
          </table:table-cell>
          <table:table-cell table:formula="of:=[.F57]*[.F$1]+[.F$2]" office:value-type="float" office:value="0.989806331550213">
            <text:p>0.9898063316</text:p>
          </table:table-cell>
          <table:table-cell table:formula="of:=[.G57]*[.G$1]+[.G$2]" office:value-type="float" office:value="0.94046144489447">
            <text:p>0.9404614449</text:p>
          </table:table-cell>
          <table:table-cell table:formula="of:=[.H57]*[.H$1]+[.H$2]" office:value-type="float" office:value="0.424645250023072">
            <text:p>0.42464525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f:=[.A59]/832" office:value-type="float" office:value="0.0673076923076923">
            <text:p>0.0673076923</text:p>
          </table:table-cell>
          <table:table-cell table:formula="of:=[.C58]*[.C$1]+[.C$2]" office:value-type="float" office:value="0.999996258555808">
            <text:p>0.9999962586</text:p>
          </table:table-cell>
          <table:table-cell table:formula="of:=[.D58]*[.D$1]+[.D$2]" office:value-type="float" office:value="0.997261072550046">
            <text:p>0.9972610726</text:p>
          </table:table-cell>
          <table:table-cell table:formula="of:=[.E58]*[.E$1]+[.E$2]" office:value-type="float" office:value="0.99491468370778">
            <text:p>0.9949146837</text:p>
          </table:table-cell>
          <table:table-cell table:formula="of:=[.F58]*[.F$1]+[.F$2]" office:value-type="float" office:value="0.990621825026196">
            <text:p>0.990621825</text:p>
          </table:table-cell>
          <table:table-cell table:formula="of:=[.G58]*[.G$1]+[.G$2]" office:value-type="float" office:value="0.943438372649747">
            <text:p>0.9434383726</text:p>
          </table:table-cell>
          <table:table-cell table:formula="of:=[.H58]*[.H$1]+[.H$2]" office:value-type="float" office:value="0.430398797522841">
            <text:p>0.4303987975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f:=[.A60]/832" office:value-type="float" office:value="0.0685096153846154">
            <text:p>0.0685096154</text:p>
          </table:table-cell>
          <table:table-cell table:formula="of:=[.C59]*[.C$1]+[.C$2]" office:value-type="float" office:value="0.999997006844647">
            <text:p>0.9999970068</text:p>
          </table:table-cell>
          <table:table-cell table:formula="of:=[.D59]*[.D$1]+[.D$2]" office:value-type="float" office:value="0.997534965295042">
            <text:p>0.9975349653</text:p>
          </table:table-cell>
          <table:table-cell table:formula="of:=[.E59]*[.E$1]+[.E$2]" office:value-type="float" office:value="0.99537236217408">
            <text:p>0.9953723622</text:p>
          </table:table-cell>
          <table:table-cell table:formula="of:=[.F59]*[.F$1]+[.F$2]" office:value-type="float" office:value="0.9913720790241">
            <text:p>0.991372079</text:p>
          </table:table-cell>
          <table:table-cell table:formula="of:=[.G59]*[.G$1]+[.G$2]" office:value-type="float" office:value="0.946266454017259">
            <text:p>0.946266454</text:p>
          </table:table-cell>
          <table:table-cell table:formula="of:=[.H59]*[.H$1]+[.H$2]" office:value-type="float" office:value="0.436094809547612">
            <text:p>0.4360948095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f:=[.A61]/832" office:value-type="float" office:value="0.0697115384615385">
            <text:p>0.0697115385</text:p>
          </table:table-cell>
          <table:table-cell table:formula="of:=[.C60]*[.C$1]+[.C$2]" office:value-type="float" office:value="0.999997605475717">
            <text:p>0.9999976055</text:p>
          </table:table-cell>
          <table:table-cell table:formula="of:=[.D60]*[.D$1]+[.D$2]" office:value-type="float" office:value="0.997781468765538">
            <text:p>0.9977814688</text:p>
          </table:table-cell>
          <table:table-cell table:formula="of:=[.E60]*[.E$1]+[.E$2]" office:value-type="float" office:value="0.995788849578413">
            <text:p>0.9957888496</text:p>
          </table:table-cell>
          <table:table-cell table:formula="of:=[.F60]*[.F$1]+[.F$2]" office:value-type="float" office:value="0.992062312702172">
            <text:p>0.9920623127</text:p>
          </table:table-cell>
          <table:table-cell table:formula="of:=[.G60]*[.G$1]+[.G$2]" office:value-type="float" office:value="0.948953131316396">
            <text:p>0.9489531313</text:p>
          </table:table-cell>
          <table:table-cell table:formula="of:=[.H60]*[.H$1]+[.H$2]" office:value-type="float" office:value="0.441733861452136">
            <text:p>0.4417338615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f:=[.A62]/832" office:value-type="float" office:value="0.0709134615384615">
            <text:p>0.0709134615</text:p>
          </table:table-cell>
          <table:table-cell table:formula="of:=[.C61]*[.C$1]+[.C$2]" office:value-type="float" office:value="0.999998084380574">
            <text:p>0.9999980844</text:p>
          </table:table-cell>
          <table:table-cell table:formula="of:=[.D61]*[.D$1]+[.D$2]" office:value-type="float" office:value="0.998003321888984">
            <text:p>0.9980033219</text:p>
          </table:table-cell>
          <table:table-cell table:formula="of:=[.E61]*[.E$1]+[.E$2]" office:value-type="float" office:value="0.996167853116356">
            <text:p>0.9961678531</text:p>
          </table:table-cell>
          <table:table-cell table:formula="of:=[.F61]*[.F$1]+[.F$2]" office:value-type="float" office:value="0.992697327685998">
            <text:p>0.9926973277</text:p>
          </table:table-cell>
          <table:table-cell table:formula="of:=[.G61]*[.G$1]+[.G$2]" office:value-type="float" office:value="0.951505474750577">
            <text:p>0.9515054748</text:p>
          </table:table-cell>
          <table:table-cell table:formula="of:=[.H61]*[.H$1]+[.H$2]" office:value-type="float" office:value="0.447316522837615">
            <text:p>0.4473165228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f:=[.A63]/832" office:value-type="float" office:value="0.0721153846153846">
            <text:p>0.0721153846</text:p>
          </table:table-cell>
          <table:table-cell table:formula="of:=[.C62]*[.C$1]+[.C$2]" office:value-type="float" office:value="0.999998467504459">
            <text:p>0.9999984675</text:p>
          </table:table-cell>
          <table:table-cell table:formula="of:=[.D62]*[.D$1]+[.D$2]" office:value-type="float" office:value="0.998202989700086">
            <text:p>0.9982029897</text:p>
          </table:table-cell>
          <table:table-cell table:formula="of:=[.E62]*[.E$1]+[.E$2]" office:value-type="float" office:value="0.996512746335884">
            <text:p>0.9965127463</text:p>
          </table:table-cell>
          <table:table-cell table:formula="of:=[.F62]*[.F$1]+[.F$2]" office:value-type="float" office:value="0.993281541471118">
            <text:p>0.9932815415</text:p>
          </table:table-cell>
          <table:table-cell table:formula="of:=[.G62]*[.G$1]+[.G$2]" office:value-type="float" office:value="0.953930201013048">
            <text:p>0.953930201</text:p>
          </table:table-cell>
          <table:table-cell table:formula="of:=[.H62]*[.H$1]+[.H$2]" office:value-type="float" office:value="0.452843357609239">
            <text:p>0.4528433576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f:=[.A64]/832" office:value-type="float" office:value="0.0733173076923077">
            <text:p>0.0733173077</text:p>
          </table:table-cell>
          <table:table-cell table:formula="of:=[.C63]*[.C$1]+[.C$2]" office:value-type="float" office:value="0.999998774003567">
            <text:p>0.999998774</text:p>
          </table:table-cell>
          <table:table-cell table:formula="of:=[.D63]*[.D$1]+[.D$2]" office:value-type="float" office:value="0.998382690730077">
            <text:p>0.9983826907</text:p>
          </table:table-cell>
          <table:table-cell table:formula="of:=[.E63]*[.E$1]+[.E$2]" office:value-type="float" office:value="0.996826599165654">
            <text:p>0.9968265992</text:p>
          </table:table-cell>
          <table:table-cell table:formula="of:=[.F63]*[.F$1]+[.F$2]" office:value-type="float" office:value="0.993819018153429">
            <text:p>0.9938190182</text:p>
          </table:table-cell>
          <table:table-cell table:formula="of:=[.G63]*[.G$1]+[.G$2]" office:value-type="float" office:value="0.956233690962395">
            <text:p>0.956233691</text:p>
          </table:table-cell>
          <table:table-cell table:formula="of:=[.H63]*[.H$1]+[.H$2]" office:value-type="float" office:value="0.458314924033146">
            <text:p>0.458314924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f:=[.A65]/832" office:value-type="float" office:value="0.0745192307692308">
            <text:p>0.0745192308</text:p>
          </table:table-cell>
          <table:table-cell table:formula="of:=[.C64]*[.C$1]+[.C$2]" office:value-type="float" office:value="0.999999019202854">
            <text:p>0.9999990192</text:p>
          </table:table-cell>
          <table:table-cell table:formula="of:=[.D64]*[.D$1]+[.D$2]" office:value-type="float" office:value="0.998544421657069">
            <text:p>0.9985444217</text:p>
          </table:table-cell>
          <table:table-cell table:formula="of:=[.E64]*[.E$1]+[.E$2]" office:value-type="float" office:value="0.997112205240745">
            <text:p>0.9971122052</text:p>
          </table:table-cell>
          <table:table-cell table:formula="of:=[.F64]*[.F$1]+[.F$2]" office:value-type="float" office:value="0.994313496701155">
            <text:p>0.9943134967</text:p>
          </table:table-cell>
          <table:table-cell table:formula="of:=[.G64]*[.G$1]+[.G$2]" office:value-type="float" office:value="0.958422006414276">
            <text:p>0.9584220064</text:p>
          </table:table-cell>
          <table:table-cell table:formula="of:=[.H64]*[.H$1]+[.H$2]" office:value-type="float" office:value="0.463731774792815">
            <text:p>0.4637317748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f:=[.A66]/832" office:value-type="float" office:value="0.0757211538461538">
            <text:p>0.0757211538</text:p>
          </table:table-cell>
          <table:table-cell table:formula="of:=[.C65]*[.C$1]+[.C$2]" office:value-type="float" office:value="0.999999215362283">
            <text:p>0.9999992154</text:p>
          </table:table-cell>
          <table:table-cell table:formula="of:=[.D65]*[.D$1]+[.D$2]" office:value-type="float" office:value="0.998689979491362">
            <text:p>0.9986899795</text:p>
          </table:table-cell>
          <table:table-cell table:formula="of:=[.E65]*[.E$1]+[.E$2]" office:value-type="float" office:value="0.997372106769078">
            <text:p>0.9973721068</text:p>
          </table:table-cell>
          <table:table-cell table:formula="of:=[.F65]*[.F$1]+[.F$2]" office:value-type="float" office:value="0.994768416965062">
            <text:p>0.994768417</text:p>
          </table:table-cell>
          <table:table-cell table:formula="of:=[.G65]*[.G$1]+[.G$2]" office:value-type="float" office:value="0.960500906093562">
            <text:p>0.9605009061</text:p>
          </table:table-cell>
          <table:table-cell table:formula="of:=[.H65]*[.H$1]+[.H$2]" office:value-type="float" office:value="0.469094457044887">
            <text:p>0.469094457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f:=[.A67]/832" office:value-type="float" office:value="0.0769230769230769">
            <text:p>0.0769230769</text:p>
          </table:table-cell>
          <table:table-cell table:formula="of:=[.C66]*[.C$1]+[.C$2]" office:value-type="float" office:value="0.999999372289826">
            <text:p>0.9999993723</text:p>
          </table:table-cell>
          <table:table-cell table:formula="of:=[.D66]*[.D$1]+[.D$2]" office:value-type="float" office:value="0.998820981542226">
            <text:p>0.9988209815</text:p>
          </table:table-cell>
          <table:table-cell table:formula="of:=[.E66]*[.E$1]+[.E$2]" office:value-type="float" office:value="0.997608617159861">
            <text:p>0.9976086172</text:p>
          </table:table-cell>
          <table:table-cell table:formula="of:=[.F66]*[.F$1]+[.F$2]" office:value-type="float" office:value="0.995186943607857">
            <text:p>0.9951869436</text:p>
          </table:table-cell>
          <table:table-cell table:formula="of:=[.G66]*[.G$1]+[.G$2]" office:value-type="float" office:value="0.962475860788884">
            <text:p>0.9624758608</text:p>
          </table:table-cell>
          <table:table-cell table:formula="of:=[.H66]*[.H$1]+[.H$2]" office:value-type="float" office:value="0.474403512474438">
            <text:p>0.4744035125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f:=[.A68]/832" office:value-type="float" office:value="0.078125">
            <text:p>0.078125</text:p>
          </table:table-cell>
          <table:table-cell table:formula="of:=[.C67]*[.C$1]+[.C$2]" office:value-type="float" office:value="0.999999497831861">
            <text:p>0.9999994978</text:p>
          </table:table-cell>
          <table:table-cell table:formula="of:=[.D67]*[.D$1]+[.D$2]" office:value-type="float" office:value="0.998938883388004">
            <text:p>0.9989388834</text:p>
          </table:table-cell>
          <table:table-cell table:formula="of:=[.E67]*[.E$1]+[.E$2]" office:value-type="float" office:value="0.997823841615474">
            <text:p>0.9978238416</text:p>
          </table:table-cell>
          <table:table-cell table:formula="of:=[.F67]*[.F$1]+[.F$2]" office:value-type="float" office:value="0.995571988119229">
            <text:p>0.9955719881</text:p>
          </table:table-cell>
          <table:table-cell table:formula="of:=[.G67]*[.G$1]+[.G$2]" office:value-type="float" office:value="0.96435206774944">
            <text:p>0.9643520677</text:p>
          </table:table-cell>
          <table:table-cell table:formula="of:=[.H67]*[.H$1]+[.H$2]" office:value-type="float" office:value="0.479659477349694">
            <text:p>0.4796594773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f:=[.A69]/832" office:value-type="float" office:value="0.0793269230769231">
            <text:p>0.0793269231</text:p>
          </table:table-cell>
          <table:table-cell table:formula="of:=[.C68]*[.C$1]+[.C$2]" office:value-type="float" office:value="0.999999598265489">
            <text:p>0.9999995983</text:p>
          </table:table-cell>
          <table:table-cell table:formula="of:=[.D68]*[.D$1]+[.D$2]" office:value-type="float" office:value="0.999044995049203">
            <text:p>0.999044995</text:p>
          </table:table-cell>
          <table:table-cell table:formula="of:=[.E68]*[.E$1]+[.E$2]" office:value-type="float" office:value="0.998019695870081">
            <text:p>0.9980196959</text:p>
          </table:table-cell>
          <table:table-cell table:formula="of:=[.F68]*[.F$1]+[.F$2]" office:value-type="float" office:value="0.99592622906969">
            <text:p>0.9959262291</text:p>
          </table:table-cell>
          <table:table-cell table:formula="of:=[.G68]*[.G$1]+[.G$2]" office:value-type="float" office:value="0.966134464361967">
            <text:p>0.9661344644</text:p>
          </table:table-cell>
          <table:table-cell table:formula="of:=[.H68]*[.H$1]+[.H$2]" office:value-type="float" office:value="0.484862882576197">
            <text:p>0.4848628826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f:=[.A70]/832" office:value-type="float" office:value="0.0805288461538462">
            <text:p>0.0805288462</text:p>
          </table:table-cell>
          <table:table-cell table:formula="of:=[.C69]*[.C$1]+[.C$2]" office:value-type="float" office:value="0.999999678612391">
            <text:p>0.9999996786</text:p>
          </table:table-cell>
          <table:table-cell table:formula="of:=[.D69]*[.D$1]+[.D$2]" office:value-type="float" office:value="0.999140495544283">
            <text:p>0.9991404955</text:p>
          </table:table-cell>
          <table:table-cell table:formula="of:=[.E69]*[.E$1]+[.E$2]" office:value-type="float" office:value="0.998197923241774">
            <text:p>0.9981979232</text:p>
          </table:table-cell>
          <table:table-cell table:formula="of:=[.F69]*[.F$1]+[.F$2]" office:value-type="float" office:value="0.996252130744115">
            <text:p>0.9962521307</text:p>
          </table:table-cell>
          <table:table-cell table:formula="of:=[.G69]*[.G$1]+[.G$2]" office:value-type="float" office:value="0.967827741143869">
            <text:p>0.9678277411</text:p>
          </table:table-cell>
          <table:table-cell table:formula="of:=[.H69]*[.H$1]+[.H$2]" office:value-type="float" office:value="0.490014253750435">
            <text:p>0.4900142538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f:=[.A71]/832" office:value-type="float" office:value="0.0817307692307692">
            <text:p>0.0817307692</text:p>
          </table:table-cell>
          <table:table-cell table:formula="of:=[.C70]*[.C$1]+[.C$2]" office:value-type="float" office:value="0.999999742889913">
            <text:p>0.9999997429</text:p>
          </table:table-cell>
          <table:table-cell table:formula="of:=[.D70]*[.D$1]+[.D$2]" office:value-type="float" office:value="0.999226445989855">
            <text:p>0.999226446</text:p>
          </table:table-cell>
          <table:table-cell table:formula="of:=[.E70]*[.E$1]+[.E$2]" office:value-type="float" office:value="0.998360110150014">
            <text:p>0.9983601102</text:p>
          </table:table-cell>
          <table:table-cell table:formula="of:=[.F70]*[.F$1]+[.F$2]" office:value-type="float" office:value="0.996551960284586">
            <text:p>0.9965519603</text:p>
          </table:table-cell>
          <table:table-cell table:formula="of:=[.G70]*[.G$1]+[.G$2]" office:value-type="float" office:value="0.969436354086676">
            <text:p>0.9694363541</text:p>
          </table:table-cell>
          <table:table-cell table:formula="of:=[.H70]*[.H$1]+[.H$2]" office:value-type="float" office:value="0.49511411121293">
            <text:p>0.4951141112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f:=[.A72]/832" office:value-type="float" office:value="0.0829326923076923">
            <text:p>0.0829326923</text:p>
          </table:table-cell>
          <table:table-cell table:formula="of:=[.C71]*[.C$1]+[.C$2]" office:value-type="float" office:value="0.99999979431193">
            <text:p>0.9999997943</text:p>
          </table:table-cell>
          <table:table-cell table:formula="of:=[.D71]*[.D$1]+[.D$2]" office:value-type="float" office:value="0.999303801390869">
            <text:p>0.9993038014</text:p>
          </table:table-cell>
          <table:table-cell table:formula="of:=[.E71]*[.E$1]+[.E$2]" office:value-type="float" office:value="0.998507700236513">
            <text:p>0.9985077002</text:p>
          </table:table-cell>
          <table:table-cell table:formula="of:=[.F71]*[.F$1]+[.F$2]" office:value-type="float" office:value="0.996827803461819">
            <text:p>0.9968278035</text:p>
          </table:table-cell>
          <table:table-cell table:formula="of:=[.G71]*[.G$1]+[.G$2]" office:value-type="float" office:value="0.970964536382342">
            <text:p>0.9709645364</text:p>
          </table:table-cell>
          <table:table-cell table:formula="of:=[.H71]*[.H$1]+[.H$2]" office:value-type="float" office:value="0.500162970100801">
            <text:p>0.5001629701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f:=[.A73]/832" office:value-type="float" office:value="0.0841346153846154">
            <text:p>0.0841346154</text:p>
          </table:table-cell>
          <table:table-cell table:formula="of:=[.C72]*[.C$1]+[.C$2]" office:value-type="float" office:value="0.999999835449544">
            <text:p>0.9999998354</text:p>
          </table:table-cell>
          <table:table-cell table:formula="of:=[.D72]*[.D$1]+[.D$2]" office:value-type="float" office:value="0.999373421251782">
            <text:p>0.9993734213</text:p>
          </table:table-cell>
          <table:table-cell table:formula="of:=[.E72]*[.E$1]+[.E$2]" office:value-type="float" office:value="0.998642007215227">
            <text:p>0.9986420072</text:p>
          </table:table-cell>
          <table:table-cell table:formula="of:=[.F72]*[.F$1]+[.F$2]" office:value-type="float" office:value="0.997081579184874">
            <text:p>0.9970815792</text:p>
          </table:table-cell>
          <table:table-cell table:formula="of:=[.G72]*[.G$1]+[.G$2]" office:value-type="float" office:value="0.972416309563225">
            <text:p>0.9724163096</text:p>
          </table:table-cell>
          <table:table-cell table:formula="of:=[.H72]*[.H$1]+[.H$2]" office:value-type="float" office:value="0.505161340399793">
            <text:p>0.5051613404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f:=[.A74]/832" office:value-type="float" office:value="0.0853365384615385">
            <text:p>0.0853365385</text:p>
          </table:table-cell>
          <table:table-cell table:formula="of:=[.C73]*[.C$1]+[.C$2]" office:value-type="float" office:value="0.999999868359635">
            <text:p>0.9999998684</text:p>
          </table:table-cell>
          <table:table-cell table:formula="of:=[.D73]*[.D$1]+[.D$2]" office:value-type="float" office:value="0.999436079126604">
            <text:p>0.9994360791</text:p>
          </table:table-cell>
          <table:table-cell table:formula="of:=[.E73]*[.E$1]+[.E$2]" office:value-type="float" office:value="0.998764226565856">
            <text:p>0.9987642266</text:p>
          </table:table-cell>
          <table:table-cell table:formula="of:=[.F73]*[.F$1]+[.F$2]" office:value-type="float" office:value="0.997315052850084">
            <text:p>0.9973150529</text:p>
          </table:table-cell>
          <table:table-cell table:formula="of:=[.G73]*[.G$1]+[.G$2]" office:value-type="float" office:value="0.973795494085064">
            <text:p>0.9737954941</text:p>
          </table:table-cell>
          <table:table-cell table:formula="of:=[.H73]*[.H$1]+[.H$2]" office:value-type="float" office:value="0.510109726995795">
            <text:p>0.510109727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f:=[.A75]/832" office:value-type="float" office:value="0.0865384615384615">
            <text:p>0.0865384615</text:p>
          </table:table-cell>
          <table:table-cell table:formula="of:=[.C74]*[.C$1]+[.C$2]" office:value-type="float" office:value="0.999999894687708">
            <text:p>0.9999998947</text:p>
          </table:table-cell>
          <table:table-cell table:formula="of:=[.D74]*[.D$1]+[.D$2]" office:value-type="float" office:value="0.999492471213944">
            <text:p>0.9994924712</text:p>
          </table:table-cell>
          <table:table-cell table:formula="of:=[.E74]*[.E$1]+[.E$2]" office:value-type="float" office:value="0.998875446174929">
            <text:p>0.9988754462</text:p>
          </table:table-cell>
          <table:table-cell table:formula="of:=[.F74]*[.F$1]+[.F$2]" office:value-type="float" office:value="0.997529848622077">
            <text:p>0.9975298486</text:p>
          </table:table-cell>
          <table:table-cell table:formula="of:=[.G74]*[.G$1]+[.G$2]" office:value-type="float" office:value="0.97510571938081">
            <text:p>0.9751057194</text:p>
          </table:table-cell>
          <table:table-cell table:formula="of:=[.H74]*[.H$1]+[.H$2]" office:value-type="float" office:value="0.515008629725837">
            <text:p>0.5150086297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f:=[.A76]/832" office:value-type="float" office:value="0.0877403846153846">
            <text:p>0.0877403846</text:p>
          </table:table-cell>
          <table:table-cell table:formula="of:=[.C75]*[.C$1]+[.C$2]" office:value-type="float" office:value="0.999999915750167">
            <text:p>0.9999999158</text:p>
          </table:table-cell>
          <table:table-cell table:formula="of:=[.D75]*[.D$1]+[.D$2]" office:value-type="float" office:value="0.999543224092549">
            <text:p>0.9995432241</text:p>
          </table:table-cell>
          <table:table-cell table:formula="of:=[.E75]*[.E$1]+[.E$2]" office:value-type="float" office:value="0.998976656019186">
            <text:p>0.998976656</text:p>
          </table:table-cell>
          <table:table-cell table:formula="of:=[.F75]*[.F$1]+[.F$2]" office:value-type="float" office:value="0.997727460732311">
            <text:p>0.9977274607</text:p>
          </table:table-cell>
          <table:table-cell table:formula="of:=[.G75]*[.G$1]+[.G$2]" office:value-type="float" office:value="0.97635043341177">
            <text:p>0.9763504334</text:p>
          </table:table-cell>
          <table:table-cell table:formula="of:=[.H75]*[.H$1]+[.H$2]" office:value-type="float" office:value="0.519858543428579">
            <text:p>0.5198585434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f:=[.A77]/832" office:value-type="float" office:value="0.0889423076923077">
            <text:p>0.0889423077</text:p>
          </table:table-cell>
          <table:table-cell table:formula="of:=[.C76]*[.C$1]+[.C$2]" office:value-type="float" office:value="0.999999932600133">
            <text:p>0.9999999326</text:p>
          </table:table-cell>
          <table:table-cell table:formula="of:=[.D76]*[.D$1]+[.D$2]" office:value-type="float" office:value="0.999588901683294">
            <text:p>0.9995889017</text:p>
          </table:table-cell>
          <table:table-cell table:formula="of:=[.E76]*[.E$1]+[.E$2]" office:value-type="float" office:value="0.999068756977459">
            <text:p>0.999068757</text:p>
          </table:table-cell>
          <table:table-cell table:formula="of:=[.F76]*[.F$1]+[.F$2]" office:value-type="float" office:value="0.997909263873726">
            <text:p>0.9979092639</text:p>
          </table:table-cell>
          <table:table-cell table:formula="of:=[.G76]*[.G$1]+[.G$2]" office:value-type="float" office:value="0.977532911741181">
            <text:p>0.9775329117</text:p>
          </table:table-cell>
          <table:table-cell table:formula="of:=[.H76]*[.H$1]+[.H$2]" office:value-type="float" office:value="0.524659957994293">
            <text:p>0.524659958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f:=[.A78]/832" office:value-type="float" office:value="0.0901442307692308">
            <text:p>0.0901442308</text:p>
          </table:table-cell>
          <table:table-cell table:formula="of:=[.C77]*[.C$1]+[.C$2]" office:value-type="float" office:value="0.999999946080107">
            <text:p>0.9999999461</text:p>
          </table:table-cell>
          <table:table-cell table:formula="of:=[.D77]*[.D$1]+[.D$2]" office:value-type="float" office:value="0.999630011514965">
            <text:p>0.9996300115</text:p>
          </table:table-cell>
          <table:table-cell table:formula="of:=[.E77]*[.E$1]+[.E$2]" office:value-type="float" office:value="0.999152568849487">
            <text:p>0.9991525688</text:p>
          </table:table-cell>
          <table:table-cell table:formula="of:=[.F77]*[.F$1]+[.F$2]" office:value-type="float" office:value="0.998076522763828">
            <text:p>0.9980765228</text:p>
          </table:table-cell>
          <table:table-cell table:formula="of:=[.G77]*[.G$1]+[.G$2]" office:value-type="float" office:value="0.978656266154122">
            <text:p>0.9786562662</text:p>
          </table:table-cell>
          <table:table-cell table:formula="of:=[.H77]*[.H$1]+[.H$2]" office:value-type="float" office:value="0.52941335841435">
            <text:p>0.5294133584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f:=[.A79]/832" office:value-type="float" office:value="0.0913461538461538">
            <text:p>0.0913461538</text:p>
          </table:table-cell>
          <table:table-cell table:formula="of:=[.C78]*[.C$1]+[.C$2]" office:value-type="float" office:value="0.999999956864085">
            <text:p>0.9999999569</text:p>
          </table:table-cell>
          <table:table-cell table:formula="of:=[.D78]*[.D$1]+[.D$2]" office:value-type="float" office:value="0.999667010363468">
            <text:p>0.9996670104</text:p>
          </table:table-cell>
          <table:table-cell table:formula="of:=[.E78]*[.E$1]+[.E$2]" office:value-type="float" office:value="0.999228837653034">
            <text:p>0.9992288377</text:p>
          </table:table-cell>
          <table:table-cell table:formula="of:=[.F78]*[.F$1]+[.F$2]" office:value-type="float" office:value="0.998230400942722">
            <text:p>0.9982304009</text:p>
          </table:table-cell>
          <table:table-cell table:formula="of:=[.G78]*[.G$1]+[.G$2]" office:value-type="float" office:value="0.979723452846416">
            <text:p>0.9797234528</text:p>
          </table:table-cell>
          <table:table-cell table:formula="of:=[.H78]*[.H$1]+[.H$2]" office:value-type="float" office:value="0.534119224830207">
            <text:p>0.5341192248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f:=[.A80]/832" office:value-type="float" office:value="0.0925480769230769">
            <text:p>0.0925480769</text:p>
          </table:table-cell>
          <table:table-cell table:formula="of:=[.C79]*[.C$1]+[.C$2]" office:value-type="float" office:value="0.999999965491268">
            <text:p>0.9999999655</text:p>
          </table:table-cell>
          <table:table-cell table:formula="of:=[.D79]*[.D$1]+[.D$2]" office:value-type="float" office:value="0.999700309327121">
            <text:p>0.9997003093</text:p>
          </table:table-cell>
          <table:table-cell table:formula="of:=[.E79]*[.E$1]+[.E$2]" office:value-type="float" office:value="0.999298242264261">
            <text:p>0.9992982423</text:p>
          </table:table-cell>
          <table:table-cell table:formula="of:=[.F79]*[.F$1]+[.F$2]" office:value-type="float" office:value="0.998371968867304">
            <text:p>0.9983719689</text:p>
          </table:table-cell>
          <table:table-cell table:formula="of:=[.G79]*[.G$1]+[.G$2]" office:value-type="float" office:value="0.980737280204095">
            <text:p>0.9807372802</text:p>
          </table:table-cell>
          <table:table-cell table:formula="of:=[.H79]*[.H$1]+[.H$2]" office:value-type="float" office:value="0.538778032581905">
            <text:p>0.5387780326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f:=[.A81]/832" office:value-type="float" office:value="0.09375">
            <text:p>0.09375</text:p>
          </table:table-cell>
          <table:table-cell table:formula="of:=[.C80]*[.C$1]+[.C$2]" office:value-type="float" office:value="0.999999972393015">
            <text:p>0.9999999724</text:p>
          </table:table-cell>
          <table:table-cell table:formula="of:=[.D80]*[.D$1]+[.D$2]" office:value-type="float" office:value="0.999730278394409">
            <text:p>0.9997302784</text:p>
          </table:table-cell>
          <table:table-cell table:formula="of:=[.E80]*[.E$1]+[.E$2]" office:value-type="float" office:value="0.999361400460477">
            <text:p>0.9993614005</text:p>
          </table:table-cell>
          <table:table-cell table:formula="of:=[.F80]*[.F$1]+[.F$2]" office:value-type="float" office:value="0.99850221135792">
            <text:p>0.9985022114</text:p>
          </table:table-cell>
          <table:table-cell table:formula="of:=[.G80]*[.G$1]+[.G$2]" office:value-type="float" office:value="0.981700416193891">
            <text:p>0.9817004162</text:p>
          </table:table-cell>
          <table:table-cell table:formula="of:=[.H80]*[.H$1]+[.H$2]" office:value-type="float" office:value="0.543390252256086">
            <text:p>0.5433902523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f:=[.A82]/832" office:value-type="float" office:value="0.0949519230769231">
            <text:p>0.0949519231</text:p>
          </table:table-cell>
          <table:table-cell table:formula="of:=[.C81]*[.C$1]+[.C$2]" office:value-type="float" office:value="0.999999977914412">
            <text:p>0.9999999779</text:p>
          </table:table-cell>
          <table:table-cell table:formula="of:=[.D81]*[.D$1]+[.D$2]" office:value-type="float" office:value="0.999757250554968">
            <text:p>0.9997572506</text:p>
          </table:table-cell>
          <table:table-cell table:formula="of:=[.E81]*[.E$1]+[.E$2]" office:value-type="float" office:value="0.999418874419034">
            <text:p>0.9994188744</text:p>
          </table:table-cell>
          <table:table-cell table:formula="of:=[.F81]*[.F$1]+[.F$2]" office:value-type="float" office:value="0.998622034449286">
            <text:p>0.9986220344</text:p>
          </table:table-cell>
          <table:table-cell table:formula="of:=[.G81]*[.G$1]+[.G$2]" office:value-type="float" office:value="0.982615395384196">
            <text:p>0.9826153954</text:p>
          </table:table-cell>
          <table:table-cell table:formula="of:=[.H81]*[.H$1]+[.H$2]" office:value-type="float" office:value="0.547956349733525">
            <text:p>0.5479563497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f:=[.A83]/832" office:value-type="float" office:value="0.0961538461538462">
            <text:p>0.0961538462</text:p>
          </table:table-cell>
          <table:table-cell table:formula="of:=[.C82]*[.C$1]+[.C$2]" office:value-type="float" office:value="0.999999982331529">
            <text:p>0.9999999823</text:p>
          </table:table-cell>
          <table:table-cell table:formula="of:=[.D82]*[.D$1]+[.D$2]" office:value-type="float" office:value="0.999781525499471">
            <text:p>0.9997815255</text:p>
          </table:table-cell>
          <table:table-cell table:formula="of:=[.E82]*[.E$1]+[.E$2]" office:value-type="float" office:value="0.999471175721321">
            <text:p>0.9994711757</text:p>
          </table:table-cell>
          <table:table-cell table:formula="of:=[.F82]*[.F$1]+[.F$2]" office:value-type="float" office:value="0.998732271693343">
            <text:p>0.9987322717</text:p>
          </table:table-cell>
          <table:table-cell table:formula="of:=[.G82]*[.G$1]+[.G$2]" office:value-type="float" office:value="0.983484625614986">
            <text:p>0.9834846256</text:p>
          </table:table-cell>
          <table:table-cell table:formula="of:=[.H82]*[.H$1]+[.H$2]" office:value-type="float" office:value="0.552476786236189">
            <text:p>0.5524767862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f:=[.A84]/832" office:value-type="float" office:value="0.0973557692307692">
            <text:p>0.0973557692</text:p>
          </table:table-cell>
          <table:table-cell table:formula="of:=[.C83]*[.C$1]+[.C$2]" office:value-type="float" office:value="0.999999985865223">
            <text:p>0.9999999859</text:p>
          </table:table-cell>
          <table:table-cell table:formula="of:=[.D83]*[.D$1]+[.D$2]" office:value-type="float" office:value="0.999803372949524">
            <text:p>0.9998033729</text:p>
          </table:table-cell>
          <table:table-cell table:formula="of:=[.E83]*[.E$1]+[.E$2]" office:value-type="float" office:value="0.999518769906402">
            <text:p>0.9995187699</text:p>
          </table:table-cell>
          <table:table-cell table:formula="of:=[.F83]*[.F$1]+[.F$2]" office:value-type="float" office:value="0.998833689957876">
            <text:p>0.99883369</text:p>
          </table:table-cell>
          <table:table-cell table:formula="of:=[.G83]*[.G$1]+[.G$2]" office:value-type="float" office:value="0.984310394334237">
            <text:p>0.9843103943</text:p>
          </table:table-cell>
          <table:table-cell table:formula="of:=[.H83]*[.H$1]+[.H$2]" office:value-type="float" office:value="0.556952018373828">
            <text:p>0.5569520184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f:=[.A85]/832" office:value-type="float" office:value="0.0985576923076923">
            <text:p>0.0985576923</text:p>
          </table:table-cell>
          <table:table-cell table:formula="of:=[.C84]*[.C$1]+[.C$2]" office:value-type="float" office:value="0.999999988692179">
            <text:p>0.9999999887</text:p>
          </table:table-cell>
          <table:table-cell table:formula="of:=[.D84]*[.D$1]+[.D$2]" office:value-type="float" office:value="0.999823035654572">
            <text:p>0.9998230357</text:p>
          </table:table-cell>
          <table:table-cell table:formula="of:=[.E84]*[.E$1]+[.E$2]" office:value-type="float" office:value="0.999562080614826">
            <text:p>0.9995620806</text:p>
          </table:table-cell>
          <table:table-cell table:formula="of:=[.F84]*[.F$1]+[.F$2]" office:value-type="float" office:value="0.998926994761246">
            <text:p>0.9989269948</text:p>
          </table:table-cell>
          <table:table-cell table:formula="of:=[.G84]*[.G$1]+[.G$2]" office:value-type="float" office:value="0.985094874617525">
            <text:p>0.9850948746</text:p>
          </table:table-cell>
          <table:table-cell table:formula="of:=[.H84]*[.H$1]+[.H$2]" office:value-type="float" office:value="0.561382498190089">
            <text:p>0.5613824982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f:=[.A86]/832" office:value-type="float" office:value="0.0997596153846154">
            <text:p>0.0997596154</text:p>
          </table:table-cell>
          <table:table-cell table:formula="of:=[.C85]*[.C$1]+[.C$2]" office:value-type="float" office:value="0.999999990953743">
            <text:p>0.999999991</text:p>
          </table:table-cell>
          <table:table-cell table:formula="of:=[.D85]*[.D$1]+[.D$2]" office:value-type="float" office:value="0.999840732089115">
            <text:p>0.9998407321</text:p>
          </table:table-cell>
          <table:table-cell table:formula="of:=[.E85]*[.E$1]+[.E$2]" office:value-type="float" office:value="0.999601493359492">
            <text:p>0.9996014934</text:p>
          </table:table-cell>
          <table:table-cell table:formula="of:=[.F85]*[.F$1]+[.F$2]" office:value-type="float" office:value="0.999012835180346">
            <text:p>0.9990128352</text:p>
          </table:table-cell>
          <table:table-cell table:formula="of:=[.G85]*[.G$1]+[.G$2]" office:value-type="float" office:value="0.985840130886649">
            <text:p>0.9858401309</text:p>
          </table:table-cell>
          <table:table-cell table:formula="of:=[.H85]*[.H$1]+[.H$2]" office:value-type="float" office:value="0.565768673208188">
            <text:p>0.5657686732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f:=[.A87]/832" office:value-type="float" office:value="0.100961538461538">
            <text:p>0.1009615385</text:p>
          </table:table-cell>
          <table:table-cell table:formula="of:=[.C86]*[.C$1]+[.C$2]" office:value-type="float" office:value="0.999999992762995">
            <text:p>0.9999999928</text:p>
          </table:table-cell>
          <table:table-cell table:formula="of:=[.D86]*[.D$1]+[.D$2]" office:value-type="float" office:value="0.999856658880203">
            <text:p>0.9998566589</text:p>
          </table:table-cell>
          <table:table-cell table:formula="of:=[.E86]*[.E$1]+[.E$2]" office:value-type="float" office:value="0.999637358957137">
            <text:p>0.999637359</text:p>
          </table:table-cell>
          <table:table-cell table:formula="of:=[.F86]*[.F$1]+[.F$2]" office:value-type="float" office:value="0.999091808365918">
            <text:p>0.9990918084</text:p>
          </table:table-cell>
          <table:table-cell table:formula="of:=[.G86]*[.G$1]+[.G$2]" office:value-type="float" office:value="0.986548124342316">
            <text:p>0.9865481243</text:p>
          </table:table-cell>
          <table:table-cell table:formula="of:=[.H86]*[.H$1]+[.H$2]" office:value-type="float" office:value="0.570110986476107">
            <text:p>0.5701109865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f:=[.A88]/832" office:value-type="float" office:value="0.102163461538462">
            <text:p>0.1021634615</text:p>
          </table:table-cell>
          <table:table-cell table:formula="of:=[.C87]*[.C$1]+[.C$2]" office:value-type="float" office:value="0.999999994210396">
            <text:p>0.9999999942</text:p>
          </table:table-cell>
          <table:table-cell table:formula="of:=[.D87]*[.D$1]+[.D$2]" office:value-type="float" office:value="0.999870992992183">
            <text:p>0.999870993</text:p>
          </table:table-cell>
          <table:table-cell table:formula="of:=[.E87]*[.E$1]+[.E$2]" office:value-type="float" office:value="0.999669996650995">
            <text:p>0.9996699967</text:p>
          </table:table-cell>
          <table:table-cell table:formula="of:=[.F87]*[.F$1]+[.F$2]" office:value-type="float" office:value="0.999164463696645">
            <text:p>0.9991644637</text:p>
          </table:table-cell>
          <table:table-cell table:formula="of:=[.G87]*[.G$1]+[.G$2]" office:value-type="float" office:value="0.987220718125201">
            <text:p>0.9872207181</text:p>
          </table:table-cell>
          <table:table-cell table:formula="of:=[.H87]*[.H$1]+[.H$2]" office:value-type="float" office:value="0.574409876611346">
            <text:p>0.5744098766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f:=[.A89]/832" office:value-type="float" office:value="0.103365384615385">
            <text:p>0.1033653846</text:p>
          </table:table-cell>
          <table:table-cell table:formula="of:=[.C88]*[.C$1]+[.C$2]" office:value-type="float" office:value="0.999999995368317">
            <text:p>0.9999999954</text:p>
          </table:table-cell>
          <table:table-cell table:formula="of:=[.D88]*[.D$1]+[.D$2]" office:value-type="float" office:value="0.999883893692965">
            <text:p>0.9998838937</text:p>
          </table:table-cell>
          <table:table-cell table:formula="of:=[.E88]*[.E$1]+[.E$2]" office:value-type="float" office:value="0.999699696952406">
            <text:p>0.999699697</text:p>
          </table:table-cell>
          <table:table-cell table:formula="of:=[.F88]*[.F$1]+[.F$2]" office:value-type="float" office:value="0.999231306600913">
            <text:p>0.9992313066</text:p>
          </table:table-cell>
          <table:table-cell table:formula="of:=[.G88]*[.G$1]+[.G$2]" office:value-type="float" office:value="0.987859682218941">
            <text:p>0.9878596822</text:p>
          </table:table-cell>
          <table:table-cell table:formula="of:=[.H88]*[.H$1]+[.H$2]" office:value-type="float" office:value="0.578665777845232">
            <text:p>0.5786657778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f:=[.A90]/832" office:value-type="float" office:value="0.104567307692308">
            <text:p>0.1045673077</text:p>
          </table:table-cell>
          <table:table-cell table:formula="of:=[.C89]*[.C$1]+[.C$2]" office:value-type="float" office:value="0.999999996294653">
            <text:p>0.9999999963</text:p>
          </table:table-cell>
          <table:table-cell table:formula="of:=[.D89]*[.D$1]+[.D$2]" office:value-type="float" office:value="0.999895504323668">
            <text:p>0.9998955043</text:p>
          </table:table-cell>
          <table:table-cell table:formula="of:=[.E89]*[.E$1]+[.E$2]" office:value-type="float" office:value="0.999726724226689">
            <text:p>0.9997267242</text:p>
          </table:table-cell>
          <table:table-cell table:formula="of:=[.F89]*[.F$1]+[.F$2]" office:value-type="float" office:value="0.99929280207284">
            <text:p>0.9992928021</text:p>
          </table:table-cell>
          <table:table-cell table:formula="of:=[.G89]*[.G$1]+[.G$2]" office:value-type="float" office:value="0.988466698107994">
            <text:p>0.9884666981</text:p>
          </table:table-cell>
          <table:table-cell table:formula="of:=[.H89]*[.H$1]+[.H$2]" office:value-type="float" office:value="0.58287912006678">
            <text:p>0.5828791201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f:=[.A91]/832" office:value-type="float" office:value="0.105769230769231">
            <text:p>0.1057692308</text:p>
          </table:table-cell>
          <table:table-cell table:formula="of:=[.C90]*[.C$1]+[.C$2]" office:value-type="float" office:value="0.999999997035722">
            <text:p>0.999999997</text:p>
          </table:table-cell>
          <table:table-cell table:formula="of:=[.D90]*[.D$1]+[.D$2]" office:value-type="float" office:value="0.999905953891301">
            <text:p>0.9999059539</text:p>
          </table:table-cell>
          <table:table-cell table:formula="of:=[.E90]*[.E$1]+[.E$2]" office:value-type="float" office:value="0.999751319046287">
            <text:p>0.999751319</text:p>
          </table:table-cell>
          <table:table-cell table:formula="of:=[.F90]*[.F$1]+[.F$2]" office:value-type="float" office:value="0.999349377907013">
            <text:p>0.9993493779</text:p>
          </table:table-cell>
          <table:table-cell table:formula="of:=[.G90]*[.G$1]+[.G$2]" office:value-type="float" office:value="0.989043363202594">
            <text:p>0.9890433632</text:p>
          </table:table-cell>
          <table:table-cell table:formula="of:=[.H90]*[.H$1]+[.H$2]" office:value-type="float" office:value="0.587050328866112">
            <text:p>0.5870503289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f:=[.A92]/832" office:value-type="float" office:value="0.106971153846154">
            <text:p>0.1069711538</text:p>
          </table:table-cell>
          <table:table-cell table:formula="of:=[.C91]*[.C$1]+[.C$2]" office:value-type="float" office:value="0.999999997628578">
            <text:p>0.9999999976</text:p>
          </table:table-cell>
          <table:table-cell table:formula="of:=[.D91]*[.D$1]+[.D$2]" office:value-type="float" office:value="0.999915358502171">
            <text:p>0.9999153585</text:p>
          </table:table-cell>
          <table:table-cell table:formula="of:=[.E91]*[.E$1]+[.E$2]" office:value-type="float" office:value="0.999773700332121">
            <text:p>0.9997737003</text:p>
          </table:table-cell>
          <table:table-cell table:formula="of:=[.F91]*[.F$1]+[.F$2]" office:value-type="float" office:value="0.999401427674452">
            <text:p>0.9994014277</text:p>
          </table:table-cell>
          <table:table-cell table:formula="of:=[.G91]*[.G$1]+[.G$2]" office:value-type="float" office:value="0.989591195042464">
            <text:p>0.989591195</text:p>
          </table:table-cell>
          <table:table-cell table:formula="of:=[.H91]*[.H$1]+[.H$2]" office:value-type="float" office:value="0.591179825577451">
            <text:p>0.5911798256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f:=[.A93]/832" office:value-type="float" office:value="0.108173076923077">
            <text:p>0.1081730769</text:p>
          </table:table-cell>
          <table:table-cell table:formula="of:=[.C92]*[.C$1]+[.C$2]" office:value-type="float" office:value="0.999999998102862">
            <text:p>0.9999999981</text:p>
          </table:table-cell>
          <table:table-cell table:formula="of:=[.D92]*[.D$1]+[.D$2]" office:value-type="float" office:value="0.999923822651954">
            <text:p>0.9999238227</text:p>
          </table:table-cell>
          <table:table-cell table:formula="of:=[.E92]*[.E$1]+[.E$2]" office:value-type="float" office:value="0.99979406730223">
            <text:p>0.9997940673</text:p>
          </table:table-cell>
          <table:table-cell table:formula="of:=[.F92]*[.F$1]+[.F$2]" office:value-type="float" office:value="0.999449313460496">
            <text:p>0.9994493135</text:p>
          </table:table-cell>
          <table:table-cell table:formula="of:=[.G92]*[.G$1]+[.G$2]" office:value-type="float" office:value="0.990111635290341">
            <text:p>0.9901116353</text:p>
          </table:table-cell>
          <table:table-cell table:formula="of:=[.H92]*[.H$1]+[.H$2]" office:value-type="float" office:value="0.595268027321676">
            <text:p>0.5952680273</text:p>
          </table:table-cell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table:formula="of:=[.A94]/832" office:value-type="float" office:value="0.109375">
            <text:p>0.109375</text:p>
          </table:table-cell>
          <table:table-cell table:formula="of:=[.C93]*[.C$1]+[.C$2]" office:value-type="float" office:value="0.99999999848229">
            <text:p>0.9999999985</text:p>
          </table:table-cell>
          <table:table-cell table:formula="of:=[.D93]*[.D$1]+[.D$2]" office:value-type="float" office:value="0.999931440386759">
            <text:p>0.9999314404</text:p>
          </table:table-cell>
          <table:table-cell table:formula="of:=[.E93]*[.E$1]+[.E$2]" office:value-type="float" office:value="0.99981260124503">
            <text:p>0.9998126012</text:p>
          </table:table-cell>
          <table:table-cell table:formula="of:=[.F93]*[.F$1]+[.F$2]" office:value-type="float" office:value="0.999493368383656">
            <text:p>0.9994933684</text:p>
          </table:table-cell>
          <table:table-cell table:formula="of:=[.G93]*[.G$1]+[.G$2]" office:value-type="float" office:value="0.990606053525824">
            <text:p>0.9906060535</text:p>
          </table:table-cell>
          <table:table-cell table:formula="of:=[.H93]*[.H$1]+[.H$2]" office:value-type="float" office:value="0.59931534704846">
            <text:p>0.599315347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table:formula="of:=[.A95]/832" office:value-type="float" office:value="0.110576923076923">
            <text:p>0.1105769231</text:p>
          </table:table-cell>
          <table:table-cell table:formula="of:=[.C94]*[.C$1]+[.C$2]" office:value-type="float" office:value="0.999999998785832">
            <text:p>0.9999999988</text:p>
          </table:table-cell>
          <table:table-cell table:formula="of:=[.D94]*[.D$1]+[.D$2]" office:value-type="float" office:value="0.999938296348083">
            <text:p>0.9999382963</text:p>
          </table:table-cell>
          <table:table-cell table:formula="of:=[.E94]*[.E$1]+[.E$2]" office:value-type="float" office:value="0.999829467132977">
            <text:p>0.9998294671</text:p>
          </table:table-cell>
          <table:table-cell table:formula="of:=[.F94]*[.F$1]+[.F$2]" office:value-type="float" office:value="0.999533898912964">
            <text:p>0.9995338989</text:p>
          </table:table-cell>
          <table:table-cell table:formula="of:=[.G94]*[.G$1]+[.G$2]" office:value-type="float" office:value="0.991075750849533">
            <text:p>0.9910757508</text:p>
          </table:table-cell>
          <table:table-cell table:formula="of:=[.H94]*[.H$1]+[.H$2]" office:value-type="float" office:value="0.603322193577975">
            <text:p>0.6033221936</text:p>
          </table:table-cell>
          <table:table-cell table:number-columns-repeated="7"/>
        </table:table-row>
        <table:table-row table:style-name="ro1">
          <table:table-cell office:value-type="float" office:value="93">
            <text:p>93</text:p>
          </table:table-cell>
          <table:table-cell table:formula="of:=[.A96]/832" office:value-type="float" office:value="0.111778846153846">
            <text:p>0.1117788462</text:p>
          </table:table-cell>
          <table:table-cell table:formula="of:=[.C95]*[.C$1]+[.C$2]" office:value-type="float" office:value="0.999999999028666">
            <text:p>0.999999999</text:p>
          </table:table-cell>
          <table:table-cell table:formula="of:=[.D95]*[.D$1]+[.D$2]" office:value-type="float" office:value="0.999944466713274">
            <text:p>0.9999444667</text:p>
          </table:table-cell>
          <table:table-cell table:formula="of:=[.E95]*[.E$1]+[.E$2]" office:value-type="float" office:value="0.999844815091009">
            <text:p>0.9998448151</text:p>
          </table:table-cell>
          <table:table-cell table:formula="of:=[.F95]*[.F$1]+[.F$2]" office:value-type="float" office:value="0.999571186999927">
            <text:p>0.999571187</text:p>
          </table:table-cell>
          <table:table-cell table:formula="of:=[.G95]*[.G$1]+[.G$2]" office:value-type="float" office:value="0.991521963307056">
            <text:p>0.9915219633</text:p>
          </table:table-cell>
          <table:table-cell table:formula="of:=[.H95]*[.H$1]+[.H$2]" office:value-type="float" office:value="0.607288971642195">
            <text:p>0.6072889716</text:p>
          </table:table-cell>
          <table:table-cell table:number-columns-repeated="7"/>
        </table:table-row>
        <table:table-row table:style-name="ro1">
          <table:table-cell office:value-type="float" office:value="94">
            <text:p>94</text:p>
          </table:table-cell>
          <table:table-cell table:formula="of:=[.A97]/832" office:value-type="float" office:value="0.112980769230769">
            <text:p>0.1129807692</text:p>
          </table:table-cell>
          <table:table-cell table:formula="of:=[.C96]*[.C$1]+[.C$2]" office:value-type="float" office:value="0.999999999222932">
            <text:p>0.9999999992</text:p>
          </table:table-cell>
          <table:table-cell table:formula="of:=[.D96]*[.D$1]+[.D$2]" office:value-type="float" office:value="0.999950020041947">
            <text:p>0.99995002</text:p>
          </table:table-cell>
          <table:table-cell table:formula="of:=[.E96]*[.E$1]+[.E$2]" office:value-type="float" office:value="0.999858781732818">
            <text:p>0.9998587817</text:p>
          </table:table-cell>
          <table:table-cell table:formula="of:=[.F96]*[.F$1]+[.F$2]" office:value-type="float" office:value="0.999605492039932">
            <text:p>0.999605492</text:p>
          </table:table-cell>
          <table:table-cell table:formula="of:=[.G96]*[.G$1]+[.G$2]" office:value-type="float" office:value="0.991945865141703">
            <text:p>0.9919458651</text:p>
          </table:table-cell>
          <table:table-cell table:formula="of:=[.H96]*[.H$1]+[.H$2]" office:value-type="float" office:value="0.611216081925774">
            <text:p>0.6112160819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table:formula="of:=[.A98]/832" office:value-type="float" office:value="0.114182692307692">
            <text:p>0.1141826923</text:p>
          </table:table-cell>
          <table:table-cell table:formula="of:=[.C97]*[.C$1]+[.C$2]" office:value-type="float" office:value="0.999999999378346">
            <text:p>0.9999999994</text:p>
          </table:table-cell>
          <table:table-cell table:formula="of:=[.D97]*[.D$1]+[.D$2]" office:value-type="float" office:value="0.999955018037752">
            <text:p>0.999955018</text:p>
          </table:table-cell>
          <table:table-cell table:formula="of:=[.E97]*[.E$1]+[.E$2]" office:value-type="float" office:value="0.999871491376864">
            <text:p>0.9998714914</text:p>
          </table:table-cell>
          <table:table-cell table:formula="of:=[.F97]*[.F$1]+[.F$2]" office:value-type="float" office:value="0.999637052676738">
            <text:p>0.9996370527</text:p>
          </table:table-cell>
          <table:table-cell table:formula="of:=[.G97]*[.G$1]+[.G$2]" office:value-type="float" office:value="0.992348571884618">
            <text:p>0.9923485719</text:p>
          </table:table-cell>
          <table:table-cell table:formula="of:=[.H97]*[.H$1]+[.H$2]" office:value-type="float" office:value="0.615103921106516">
            <text:p>0.6151039211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table:formula="of:=[.A99]/832" office:value-type="float" office:value="0.115384615384615">
            <text:p>0.1153846154</text:p>
          </table:table-cell>
          <table:table-cell table:formula="of:=[.C98]*[.C$1]+[.C$2]" office:value-type="float" office:value="0.999999999502677">
            <text:p>0.9999999995</text:p>
          </table:table-cell>
          <table:table-cell table:formula="of:=[.D98]*[.D$1]+[.D$2]" office:value-type="float" office:value="0.999959516233977">
            <text:p>0.9999595162</text:p>
          </table:table-cell>
          <table:table-cell table:formula="of:=[.E98]*[.E$1]+[.E$2]" office:value-type="float" office:value="0.999883057152947">
            <text:p>0.9998830572</text:p>
          </table:table-cell>
          <table:table-cell table:formula="of:=[.F98]*[.F$1]+[.F$2]" office:value-type="float" office:value="0.999666088462599">
            <text:p>0.9996660885</text:p>
          </table:table-cell>
          <table:table-cell table:formula="of:=[.G98]*[.G$1]+[.G$2]" office:value-type="float" office:value="0.992731143290387">
            <text:p>0.9927311433</text:p>
          </table:table-cell>
          <table:table-cell table:formula="of:=[.H98]*[.H$1]+[.H$2]" office:value-type="float" office:value="0.618952881895451">
            <text:p>0.6189528819</text:p>
          </table:table-cell>
          <table:table-cell table:number-columns-repeated="7"/>
        </table:table-row>
        <table:table-row table:style-name="ro1">
          <table:table-cell office:value-type="float" office:value="97">
            <text:p>97</text:p>
          </table:table-cell>
          <table:table-cell table:formula="of:=[.A100]/832" office:value-type="float" office:value="0.116586538461538">
            <text:p>0.1165865385</text:p>
          </table:table-cell>
          <table:table-cell table:formula="of:=[.C99]*[.C$1]+[.C$2]" office:value-type="float" office:value="0.999999999602141">
            <text:p>0.9999999996</text:p>
          </table:table-cell>
          <table:table-cell table:formula="of:=[.D99]*[.D$1]+[.D$2]" office:value-type="float" office:value="0.999963564610579">
            <text:p>0.9999635646</text:p>
          </table:table-cell>
          <table:table-cell table:formula="of:=[.E99]*[.E$1]+[.E$2]" office:value-type="float" office:value="0.999893582009181">
            <text:p>0.999893582</text:p>
          </table:table-cell>
          <table:table-cell table:formula="of:=[.F99]*[.F$1]+[.F$2]" office:value-type="float" office:value="0.999692801385591">
            <text:p>0.9996928014</text:p>
          </table:table-cell>
          <table:table-cell table:formula="of:=[.G99]*[.G$1]+[.G$2]" office:value-type="float" office:value="0.993094586125868">
            <text:p>0.9930945861</text:p>
          </table:table-cell>
          <table:table-cell table:formula="of:=[.H99]*[.H$1]+[.H$2]" office:value-type="float" office:value="0.622763353076496">
            <text:p>0.6227633531</text:p>
          </table:table-cell>
          <table:table-cell table:number-columns-repeated="7"/>
        </table:table-row>
        <table:table-row table:style-name="ro1">
          <table:table-cell office:value-type="float" office:value="98">
            <text:p>98</text:p>
          </table:table-cell>
          <table:table-cell table:formula="of:=[.A101]/832" office:value-type="float" office:value="0.117788461538462">
            <text:p>0.1177884615</text:p>
          </table:table-cell>
          <table:table-cell table:formula="of:=[.C100]*[.C$1]+[.C$2]" office:value-type="float" office:value="0.999999999681713">
            <text:p>0.9999999997</text:p>
          </table:table-cell>
          <table:table-cell table:formula="of:=[.D100]*[.D$1]+[.D$2]" office:value-type="float" office:value="0.999967208149521">
            <text:p>0.9999672081</text:p>
          </table:table-cell>
          <table:table-cell table:formula="of:=[.E100]*[.E$1]+[.E$2]" office:value-type="float" office:value="0.999903159628355">
            <text:p>0.9999031596</text:p>
          </table:table-cell>
          <table:table-cell table:formula="of:=[.F100]*[.F$1]+[.F$2]" office:value-type="float" office:value="0.999717377274744">
            <text:p>0.9997173773</text:p>
          </table:table-cell>
          <table:table-cell table:formula="of:=[.G100]*[.G$1]+[.G$2]" office:value-type="float" office:value="0.993439856819574">
            <text:p>0.9934398568</text:p>
          </table:table-cell>
          <table:table-cell table:formula="of:=[.H100]*[.H$1]+[.H$2]" office:value-type="float" office:value="0.626535719545731">
            <text:p>0.6265357195</text:p>
          </table:table-cell>
          <table:table-cell table:number-columns-repeated="7"/>
        </table:table-row>
        <table:table-row table:style-name="ro1">
          <table:table-cell office:value-type="float" office:value="99">
            <text:p>99</text:p>
          </table:table-cell>
          <table:table-cell table:formula="of:=[.A102]/832" office:value-type="float" office:value="0.118990384615385">
            <text:p>0.1189903846</text:p>
          </table:table-cell>
          <table:table-cell table:formula="of:=[.C101]*[.C$1]+[.C$2]" office:value-type="float" office:value="0.99999999974537">
            <text:p>0.9999999997</text:p>
          </table:table-cell>
          <table:table-cell table:formula="of:=[.D101]*[.D$1]+[.D$2]" office:value-type="float" office:value="0.999970487334569">
            <text:p>0.9999704873</text:p>
          </table:table-cell>
          <table:table-cell table:formula="of:=[.E101]*[.E$1]+[.E$2]" office:value-type="float" office:value="0.999911875261803">
            <text:p>0.9999118753</text:p>
          </table:table-cell>
          <table:table-cell table:formula="of:=[.F101]*[.F$1]+[.F$2]" office:value-type="float" office:value="0.999739987092764">
            <text:p>0.9997399871</text:p>
          </table:table-cell>
          <table:table-cell table:formula="of:=[.G101]*[.G$1]+[.G$2]" office:value-type="float" office:value="0.993767863978596">
            <text:p>0.993767864</text:p>
          </table:table-cell>
          <table:table-cell table:formula="of:=[.H101]*[.H$1]+[.H$2]" office:value-type="float" office:value="0.630270362350274">
            <text:p>0.6302703624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formula="of:=[.A103]/832" office:value-type="float" office:value="0.120192307692308">
            <text:p>0.1201923077</text:p>
          </table:table-cell>
          <table:table-cell table:formula="of:=[.C102]*[.C$1]+[.C$2]" office:value-type="float" office:value="0.999999999796296">
            <text:p>0.9999999998</text:p>
          </table:table-cell>
          <table:table-cell table:formula="of:=[.D102]*[.D$1]+[.D$2]" office:value-type="float" office:value="0.999973438601112">
            <text:p>0.9999734386</text:p>
          </table:table-cell>
          <table:table-cell table:formula="of:=[.E102]*[.E$1]+[.E$2]" office:value-type="float" office:value="0.999919806488241">
            <text:p>0.9999198065</text:p>
          </table:table-cell>
          <table:table-cell table:formula="of:=[.F102]*[.F$1]+[.F$2]" office:value-type="float" office:value="0.999760788125343">
            <text:p>0.9997607881</text:p>
          </table:table-cell>
          <table:table-cell table:formula="of:=[.G102]*[.G$1]+[.G$2]" office:value-type="float" office:value="0.994079470779666">
            <text:p>0.9940794708</text:p>
          </table:table-cell>
          <table:table-cell table:formula="of:=[.H102]*[.H$1]+[.H$2]" office:value-type="float" office:value="0.633967658726771">
            <text:p>0.6339676587</text:p>
          </table:table-cell>
          <table:table-cell table:number-columns-repeated="7"/>
        </table:table-row>
        <table:table-row table:style-name="ro1">
          <table:table-cell office:value-type="float" office:value="101">
            <text:p>101</text:p>
          </table:table-cell>
          <table:table-cell table:formula="of:=[.A104]/832" office:value-type="float" office:value="0.121394230769231">
            <text:p>0.1213942308</text:p>
          </table:table-cell>
          <table:table-cell table:formula="of:=[.C103]*[.C$1]+[.C$2]" office:value-type="float" office:value="0.999999999837037">
            <text:p>0.9999999998</text:p>
          </table:table-cell>
          <table:table-cell table:formula="of:=[.D103]*[.D$1]+[.D$2]" office:value-type="float" office:value="0.999976094741001">
            <text:p>0.9999760947</text:p>
          </table:table-cell>
          <table:table-cell table:formula="of:=[.E103]*[.E$1]+[.E$2]" office:value-type="float" office:value="0.999927023904299">
            <text:p>0.9999270239</text:p>
          </table:table-cell>
          <table:table-cell table:formula="of:=[.F103]*[.F$1]+[.F$2]" office:value-type="float" office:value="0.999779925075316">
            <text:p>0.9997799251</text:p>
          </table:table-cell>
          <table:table-cell table:formula="of:=[.G103]*[.G$1]+[.G$2]" office:value-type="float" office:value="0.994375497240683">
            <text:p>0.9943754972</text:p>
          </table:table-cell>
          <table:table-cell table:formula="of:=[.H103]*[.H$1]+[.H$2]" office:value-type="float" office:value="0.637627982139503">
            <text:p>0.6376279821</text:p>
          </table:table-cell>
          <table:table-cell table:number-columns-repeated="7"/>
        </table:table-row>
        <table:table-row table:style-name="ro1">
          <table:table-cell office:value-type="float" office:value="102">
            <text:p>102</text:p>
          </table:table-cell>
          <table:table-cell table:formula="of:=[.A105]/832" office:value-type="float" office:value="0.122596153846154">
            <text:p>0.1225961538</text:p>
          </table:table-cell>
          <table:table-cell table:formula="of:=[.C104]*[.C$1]+[.C$2]" office:value-type="float" office:value="0.99999999986963">
            <text:p>0.9999999999</text:p>
          </table:table-cell>
          <table:table-cell table:formula="of:=[.D104]*[.D$1]+[.D$2]" office:value-type="float" office:value="0.999978485266901">
            <text:p>0.9999784853</text:p>
          </table:table-cell>
          <table:table-cell table:formula="of:=[.E104]*[.E$1]+[.E$2]" office:value-type="float" office:value="0.999933591752912">
            <text:p>0.9999335918</text:p>
          </table:table-cell>
          <table:table-cell table:formula="of:=[.F104]*[.F$1]+[.F$2]" office:value-type="float" office:value="0.99979753106929">
            <text:p>0.9997975311</text:p>
          </table:table-cell>
          <table:table-cell table:formula="of:=[.G104]*[.G$1]+[.G$2]" office:value-type="float" office:value="0.994656722378649">
            <text:p>0.9946567224</text:p>
          </table:table-cell>
          <table:table-cell table:formula="of:=[.H104]*[.H$1]+[.H$2]" office:value-type="float" office:value="0.641251702318108">
            <text:p>0.6412517023</text:p>
          </table:table-cell>
          <table:table-cell table:number-columns-repeated="7"/>
        </table:table-row>
        <table:table-row table:style-name="ro1">
          <table:table-cell office:value-type="float" office:value="103">
            <text:p>103</text:p>
          </table:table-cell>
          <table:table-cell table:formula="of:=[.A106]/832" office:value-type="float" office:value="0.123798076923077">
            <text:p>0.1237980769</text:p>
          </table:table-cell>
          <table:table-cell table:formula="of:=[.C105]*[.C$1]+[.C$2]" office:value-type="float" office:value="0.999999999895704">
            <text:p>0.9999999999</text:p>
          </table:table-cell>
          <table:table-cell table:formula="of:=[.D105]*[.D$1]+[.D$2]" office:value-type="float" office:value="0.999980636740211">
            <text:p>0.9999806367</text:p>
          </table:table-cell>
          <table:table-cell table:formula="of:=[.E105]*[.E$1]+[.E$2]" office:value-type="float" office:value="0.99993956849515">
            <text:p>0.9999395685</text:p>
          </table:table-cell>
          <table:table-cell table:formula="of:=[.F105]*[.F$1]+[.F$2]" office:value-type="float" office:value="0.999813728583747">
            <text:p>0.9998137286</text:p>
          </table:table-cell>
          <table:table-cell table:formula="of:=[.G105]*[.G$1]+[.G$2]" office:value-type="float" office:value="0.994923886259716">
            <text:p>0.9949238863</text:p>
          </table:table-cell>
          <table:table-cell table:formula="of:=[.H105]*[.H$1]+[.H$2]" office:value-type="float" office:value="0.644839185294927">
            <text:p>0.6448391853</text:p>
          </table:table-cell>
          <table:table-cell table:number-columns-repeated="7"/>
        </table:table-row>
        <table:table-row table:style-name="ro1">
          <table:table-cell office:value-type="float" office:value="104">
            <text:p>104</text:p>
          </table:table-cell>
          <table:table-cell table:formula="of:=[.A107]/832" office:value-type="float" office:value="0.125">
            <text:p>0.125</text:p>
          </table:table-cell>
          <table:table-cell table:formula="of:=[.C106]*[.C$1]+[.C$2]" office:value-type="float" office:value="0.999999999916563">
            <text:p>0.9999999999</text:p>
          </table:table-cell>
          <table:table-cell table:formula="of:=[.D106]*[.D$1]+[.D$2]" office:value-type="float" office:value="0.99998257306619">
            <text:p>0.9999825731</text:p>
          </table:table-cell>
          <table:table-cell table:formula="of:=[.E106]*[.E$1]+[.E$2]" office:value-type="float" office:value="0.999945007330587">
            <text:p>0.9999450073</text:p>
          </table:table-cell>
          <table:table-cell table:formula="of:=[.F106]*[.F$1]+[.F$2]" office:value-type="float" office:value="0.999828630297047">
            <text:p>0.9998286303</text:p>
          </table:table-cell>
          <table:table-cell table:formula="of:=[.G106]*[.G$1]+[.G$2]" office:value-type="float" office:value="0.99517769194673">
            <text:p>0.9951776919</text:p>
          </table:table-cell>
          <table:table-cell table:formula="of:=[.H106]*[.H$1]+[.H$2]" office:value-type="float" office:value="0.648390793441978">
            <text:p>0.6483907934</text:p>
          </table:table-cell>
          <table:table-cell table:number-columns-repeated="7"/>
        </table:table-row>
        <table:table-row table:style-name="ro1">
          <table:table-cell office:value-type="float" office:value="105">
            <text:p>105</text:p>
          </table:table-cell>
          <table:table-cell table:formula="of:=[.A108]/832" office:value-type="float" office:value="0.126201923076923">
            <text:p>0.1262019231</text:p>
          </table:table-cell>
          <table:table-cell table:formula="of:=[.C107]*[.C$1]+[.C$2]" office:value-type="float" office:value="0.99999999993325">
            <text:p>0.9999999999</text:p>
          </table:table-cell>
          <table:table-cell table:formula="of:=[.D107]*[.D$1]+[.D$2]" office:value-type="float" office:value="0.999984315759571">
            <text:p>0.9999843158</text:p>
          </table:table-cell>
          <table:table-cell table:formula="of:=[.E107]*[.E$1]+[.E$2]" office:value-type="float" office:value="0.999949956670834">
            <text:p>0.9999499567</text:p>
          </table:table-cell>
          <table:table-cell table:formula="of:=[.F107]*[.F$1]+[.F$2]" office:value-type="float" office:value="0.999842339873283">
            <text:p>0.9998423399</text:p>
          </table:table-cell>
          <table:table-cell table:formula="of:=[.G107]*[.G$1]+[.G$2]" office:value-type="float" office:value="0.995418807349394">
            <text:p>0.9954188073</text:p>
          </table:table-cell>
          <table:table-cell table:formula="of:=[.H107]*[.H$1]+[.H$2]" office:value-type="float" office:value="0.651906885507558">
            <text:p>0.6519068855</text:p>
          </table:table-cell>
          <table:table-cell table:number-columns-repeated="7"/>
        </table:table-row>
        <table:table-row table:style-name="ro1">
          <table:table-cell office:value-type="float" office:value="106">
            <text:p>106</text:p>
          </table:table-cell>
          <table:table-cell table:formula="of:=[.A109]/832" office:value-type="float" office:value="0.127403846153846">
            <text:p>0.1274038462</text:p>
          </table:table-cell>
          <table:table-cell table:formula="of:=[.C108]*[.C$1]+[.C$2]" office:value-type="float" office:value="0.9999999999466">
            <text:p>0.9999999999</text:p>
          </table:table-cell>
          <table:table-cell table:formula="of:=[.D108]*[.D$1]+[.D$2]" office:value-type="float" office:value="0.999985884183614">
            <text:p>0.9999858842</text:p>
          </table:table-cell>
          <table:table-cell table:formula="of:=[.E108]*[.E$1]+[.E$2]" office:value-type="float" office:value="0.999954460570459">
            <text:p>0.9999544606</text:p>
          </table:table-cell>
          <table:table-cell table:formula="of:=[.F108]*[.F$1]+[.F$2]" office:value-type="float" office:value="0.999854952683421">
            <text:p>0.9998549527</text:p>
          </table:table-cell>
          <table:table-cell table:formula="of:=[.G108]*[.G$1]+[.G$2]" office:value-type="float" office:value="0.995647866981924">
            <text:p>0.995647867</text:p>
          </table:table-cell>
          <table:table-cell table:formula="of:=[.H108]*[.H$1]+[.H$2]" office:value-type="float" office:value="0.655387816652483">
            <text:p>0.6553878167</text:p>
          </table:table-cell>
          <table:table-cell table:number-columns-repeated="7"/>
        </table:table-row>
        <table:table-row table:style-name="ro1">
          <table:table-cell office:value-type="float" office:value="107">
            <text:p>107</text:p>
          </table:table-cell>
          <table:table-cell table:formula="of:=[.A110]/832" office:value-type="float" office:value="0.128605769230769">
            <text:p>0.1286057692</text:p>
          </table:table-cell>
          <table:table-cell table:formula="of:=[.C109]*[.C$1]+[.C$2]" office:value-type="float" office:value="0.99999999995728">
            <text:p>1</text:p>
          </table:table-cell>
          <table:table-cell table:formula="of:=[.D109]*[.D$1]+[.D$2]" office:value-type="float" office:value="0.999987295765252">
            <text:p>0.9999872958</text:p>
          </table:table-cell>
          <table:table-cell table:formula="of:=[.E109]*[.E$1]+[.E$2]" office:value-type="float" office:value="0.999958559119117">
            <text:p>0.9999585591</text:p>
          </table:table-cell>
          <table:table-cell table:formula="of:=[.F109]*[.F$1]+[.F$2]" office:value-type="float" office:value="0.999866556468747">
            <text:p>0.9998665565</text:p>
          </table:table-cell>
          <table:table-cell table:formula="of:=[.G109]*[.G$1]+[.G$2]" office:value-type="float" office:value="0.995865473632828">
            <text:p>0.9958654736</text:p>
          </table:table-cell>
          <table:table-cell table:formula="of:=[.H109]*[.H$1]+[.H$2]" office:value-type="float" office:value="0.658833938485958">
            <text:p>0.6588339385</text:p>
          </table:table-cell>
          <table:table-cell table:number-columns-repeated="7"/>
        </table:table-row>
        <table:table-row table:style-name="ro1">
          <table:table-cell office:value-type="float" office:value="108">
            <text:p>108</text:p>
          </table:table-cell>
          <table:table-cell table:formula="of:=[.A111]/832" office:value-type="float" office:value="0.129807692307692">
            <text:p>0.1298076923</text:p>
          </table:table-cell>
          <table:table-cell table:formula="of:=[.C110]*[.C$1]+[.C$2]" office:value-type="float" office:value="0.999999999965824">
            <text:p>1</text:p>
          </table:table-cell>
          <table:table-cell table:formula="of:=[.D110]*[.D$1]+[.D$2]" office:value-type="float" office:value="0.999988566188727">
            <text:p>0.9999885662</text:p>
          </table:table-cell>
          <table:table-cell table:formula="of:=[.E110]*[.E$1]+[.E$2]" office:value-type="float" office:value="0.999962288798397">
            <text:p>0.9999622888</text:p>
          </table:table-cell>
          <table:table-cell table:formula="of:=[.F110]*[.F$1]+[.F$2]" office:value-type="float" office:value="0.999877231951247">
            <text:p>0.999877232</text:p>
          </table:table-cell>
          <table:table-cell table:formula="of:=[.G110]*[.G$1]+[.G$2]" office:value-type="float" office:value="0.996072199951187">
            <text:p>0.9960722</text:p>
          </table:table-cell>
          <table:table-cell table:formula="of:=[.H110]*[.H$1]+[.H$2]" office:value-type="float" office:value="0.662245599101098">
            <text:p>0.6622455991</text:p>
          </table:table-cell>
          <table:table-cell table:number-columns-repeated="7"/>
        </table:table-row>
        <table:table-row table:style-name="ro1">
          <table:table-cell office:value-type="float" office:value="109">
            <text:p>109</text:p>
          </table:table-cell>
          <table:table-cell table:formula="of:=[.A112]/832" office:value-type="float" office:value="0.131009615384615">
            <text:p>0.1310096154</text:p>
          </table:table-cell>
          <table:table-cell table:formula="of:=[.C111]*[.C$1]+[.C$2]" office:value-type="float" office:value="0.999999999972659">
            <text:p>1</text:p>
          </table:table-cell>
          <table:table-cell table:formula="of:=[.D111]*[.D$1]+[.D$2]" office:value-type="float" office:value="0.999989709569854">
            <text:p>0.9999897096</text:p>
          </table:table-cell>
          <table:table-cell table:formula="of:=[.E111]*[.E$1]+[.E$2]" office:value-type="float" office:value="0.999965682806541">
            <text:p>0.9999656828</text:p>
          </table:table-cell>
          <table:table-cell table:formula="of:=[.F111]*[.F$1]+[.F$2]" office:value-type="float" office:value="0.999887053395148">
            <text:p>0.9998870534</text:p>
          </table:table-cell>
          <table:table-cell table:formula="of:=[.G111]*[.G$1]+[.G$2]" office:value-type="float" office:value="0.996268589953627">
            <text:p>0.99626859</text:p>
          </table:table-cell>
          <table:table-cell table:formula="of:=[.H111]*[.H$1]+[.H$2]" office:value-type="float" office:value="0.665623143110087">
            <text:p>0.6656231431</text:p>
          </table:table-cell>
          <table:table-cell table:number-columns-repeated="7"/>
        </table:table-row>
        <table:table-row table:style-name="ro1">
          <table:table-cell office:value-type="float" office:value="110">
            <text:p>110</text:p>
          </table:table-cell>
          <table:table-cell table:formula="of:=[.A113]/832" office:value-type="float" office:value="0.132211538461538">
            <text:p>0.1322115385</text:p>
          </table:table-cell>
          <table:table-cell table:formula="of:=[.C112]*[.C$1]+[.C$2]" office:value-type="float" office:value="0.999999999978127">
            <text:p>1</text:p>
          </table:table-cell>
          <table:table-cell table:formula="of:=[.D112]*[.D$1]+[.D$2]" office:value-type="float" office:value="0.999990738612869">
            <text:p>0.9999907386</text:p>
          </table:table-cell>
          <table:table-cell table:formula="of:=[.E112]*[.E$1]+[.E$2]" office:value-type="float" office:value="0.999968771353952">
            <text:p>0.9999687714</text:p>
          </table:table-cell>
          <table:table-cell table:formula="of:=[.F112]*[.F$1]+[.F$2]" office:value-type="float" office:value="0.999896089123536">
            <text:p>0.9998960891</text:p>
          </table:table-cell>
          <table:table-cell table:formula="of:=[.G112]*[.G$1]+[.G$2]" office:value-type="float" office:value="0.996455160455946">
            <text:p>0.9964551605</text:p>
          </table:table-cell>
          <table:table-cell table:formula="of:=[.H112]*[.H$1]+[.H$2]" office:value-type="float" office:value="0.668966911678986">
            <text:p>0.6689669117</text:p>
          </table:table-cell>
          <table:table-cell table:number-columns-repeated="7"/>
        </table:table-row>
        <table:table-row table:style-name="ro1">
          <table:table-cell office:value-type="float" office:value="111">
            <text:p>111</text:p>
          </table:table-cell>
          <table:table-cell table:formula="of:=[.A114]/832" office:value-type="float" office:value="0.133413461538462">
            <text:p>0.1334134615</text:p>
          </table:table-cell>
          <table:table-cell table:formula="of:=[.C113]*[.C$1]+[.C$2]" office:value-type="float" office:value="0.999999999982502">
            <text:p>1</text:p>
          </table:table-cell>
          <table:table-cell table:formula="of:=[.D113]*[.D$1]+[.D$2]" office:value-type="float" office:value="0.999991664751582">
            <text:p>0.9999916648</text:p>
          </table:table-cell>
          <table:table-cell table:formula="of:=[.E113]*[.E$1]+[.E$2]" office:value-type="float" office:value="0.999971581932097">
            <text:p>0.9999715819</text:p>
          </table:table-cell>
          <table:table-cell table:formula="of:=[.F113]*[.F$1]+[.F$2]" office:value-type="float" office:value="0.999904401993653">
            <text:p>0.999904402</text:p>
          </table:table-cell>
          <table:table-cell table:formula="of:=[.G113]*[.G$1]+[.G$2]" office:value-type="float" office:value="0.996632402433148">
            <text:p>0.9966324024</text:p>
          </table:table-cell>
          <table:table-cell table:formula="of:=[.H113]*[.H$1]+[.H$2]" office:value-type="float" office:value="0.672277242562197">
            <text:p>0.6722772426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table:formula="of:=[.A115]/832" office:value-type="float" office:value="0.134615384615385">
            <text:p>0.1346153846</text:p>
          </table:table-cell>
          <table:table-cell table:formula="of:=[.C114]*[.C$1]+[.C$2]" office:value-type="float" office:value="0.999999999986002">
            <text:p>1</text:p>
          </table:table-cell>
          <table:table-cell table:formula="of:=[.D114]*[.D$1]+[.D$2]" office:value-type="float" office:value="0.999992498276424">
            <text:p>0.9999924983</text:p>
          </table:table-cell>
          <table:table-cell table:formula="of:=[.E114]*[.E$1]+[.E$2]" office:value-type="float" office:value="0.999974139558208">
            <text:p>0.9999741396</text:p>
          </table:table-cell>
          <table:table-cell table:formula="of:=[.F114]*[.F$1]+[.F$2]" office:value-type="float" office:value="0.999912049834161">
            <text:p>0.9999120498</text:p>
          </table:table-cell>
          <table:table-cell table:formula="of:=[.G114]*[.G$1]+[.G$2]" office:value-type="float" office:value="0.996800782311491">
            <text:p>0.9968007823</text:p>
          </table:table-cell>
          <table:table-cell table:formula="of:=[.H114]*[.H$1]+[.H$2]" office:value-type="float" office:value="0.675554470136575">
            <text:p>0.6755544701</text:p>
          </table:table-cell>
          <table:table-cell table:number-columns-repeated="7"/>
        </table:table-row>
        <table:table-row table:style-name="ro1">
          <table:table-cell office:value-type="float" office:value="113">
            <text:p>113</text:p>
          </table:table-cell>
          <table:table-cell table:formula="of:=[.A116]/832" office:value-type="float" office:value="0.135817307692308">
            <text:p>0.1358173077</text:p>
          </table:table-cell>
          <table:table-cell table:formula="of:=[.C115]*[.C$1]+[.C$2]" office:value-type="float" office:value="0.999999999988801">
            <text:p>1</text:p>
          </table:table-cell>
          <table:table-cell table:formula="of:=[.D115]*[.D$1]+[.D$2]" office:value-type="float" office:value="0.999993248448781">
            <text:p>0.9999932484</text:p>
          </table:table-cell>
          <table:table-cell table:formula="of:=[.E115]*[.E$1]+[.E$2]" office:value-type="float" office:value="0.999976466997969">
            <text:p>0.999976467</text:p>
          </table:table-cell>
          <table:table-cell table:formula="of:=[.F115]*[.F$1]+[.F$2]" office:value-type="float" office:value="0.999919085847428">
            <text:p>0.9999190858</text:p>
          </table:table-cell>
          <table:table-cell table:formula="of:=[.G115]*[.G$1]+[.G$2]" office:value-type="float" office:value="0.996960743195917">
            <text:p>0.9969607432</text:p>
          </table:table-cell>
          <table:table-cell table:formula="of:=[.H115]*[.H$1]+[.H$2]" office:value-type="float" office:value="0.678798925435209">
            <text:p>0.6787989254</text:p>
          </table:table-cell>
          <table:table-cell table:number-columns-repeated="7"/>
        </table:table-row>
        <table:table-row table:style-name="ro1">
          <table:table-cell office:value-type="float" office:value="114">
            <text:p>114</text:p>
          </table:table-cell>
          <table:table-cell table:formula="of:=[.A117]/832" office:value-type="float" office:value="0.137019230769231">
            <text:p>0.1370192308</text:p>
          </table:table-cell>
          <table:table-cell table:formula="of:=[.C116]*[.C$1]+[.C$2]" office:value-type="float" office:value="0.999999999991041">
            <text:p>1</text:p>
          </table:table-cell>
          <table:table-cell table:formula="of:=[.D116]*[.D$1]+[.D$2]" office:value-type="float" office:value="0.999993923603903">
            <text:p>0.9999939236</text:p>
          </table:table-cell>
          <table:table-cell table:formula="of:=[.E116]*[.E$1]+[.E$2]" office:value-type="float" office:value="0.999978584968152">
            <text:p>0.999978585</text:p>
          </table:table-cell>
          <table:table-cell table:formula="of:=[.F116]*[.F$1]+[.F$2]" office:value-type="float" office:value="0.999925558979634">
            <text:p>0.999925559</text:p>
          </table:table-cell>
          <table:table-cell table:formula="of:=[.G116]*[.G$1]+[.G$2]" office:value-type="float" office:value="0.997112706036121">
            <text:p>0.997112706</text:p>
          </table:table-cell>
          <table:table-cell table:formula="of:=[.H116]*[.H$1]+[.H$2]" office:value-type="float" office:value="0.682010936180857">
            <text:p>0.6820109362</text:p>
          </table:table-cell>
          <table:table-cell table:number-columns-repeated="7"/>
        </table:table-row>
        <table:table-row table:style-name="ro1">
          <table:table-cell office:value-type="float" office:value="115">
            <text:p>115</text:p>
          </table:table-cell>
          <table:table-cell table:formula="of:=[.A118]/832" office:value-type="float" office:value="0.138221153846154">
            <text:p>0.1382211538</text:p>
          </table:table-cell>
          <table:table-cell table:formula="of:=[.C117]*[.C$1]+[.C$2]" office:value-type="float" office:value="0.999999999992833">
            <text:p>1</text:p>
          </table:table-cell>
          <table:table-cell table:formula="of:=[.D117]*[.D$1]+[.D$2]" office:value-type="float" office:value="0.999994531243513">
            <text:p>0.9999945312</text:p>
          </table:table-cell>
          <table:table-cell table:formula="of:=[.E117]*[.E$1]+[.E$2]" office:value-type="float" office:value="0.999980512321018">
            <text:p>0.9999805123</text:p>
          </table:table-cell>
          <table:table-cell table:formula="of:=[.F117]*[.F$1]+[.F$2]" office:value-type="float" office:value="0.999931514261263">
            <text:p>0.9999315143</text:p>
          </table:table-cell>
          <table:table-cell table:formula="of:=[.G117]*[.G$1]+[.G$2]" office:value-type="float" office:value="0.997257070734315">
            <text:p>0.9972570707</text:p>
          </table:table-cell>
          <table:table-cell table:formula="of:=[.H117]*[.H$1]+[.H$2]" office:value-type="float" office:value="0.685190826819048">
            <text:p>0.6851908268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table:formula="of:=[.A119]/832" office:value-type="float" office:value="0.139423076923077">
            <text:p>0.1394230769</text:p>
          </table:table-cell>
          <table:table-cell table:formula="of:=[.C118]*[.C$1]+[.C$2]" office:value-type="float" office:value="0.999999999994266">
            <text:p>1</text:p>
          </table:table-cell>
          <table:table-cell table:formula="of:=[.D118]*[.D$1]+[.D$2]" office:value-type="float" office:value="0.999995078119161">
            <text:p>0.9999950781</text:p>
          </table:table-cell>
          <table:table-cell table:formula="of:=[.E118]*[.E$1]+[.E$2]" office:value-type="float" office:value="0.999982266212127">
            <text:p>0.9999822662</text:p>
          </table:table-cell>
          <table:table-cell table:formula="of:=[.F118]*[.F$1]+[.F$2]" office:value-type="float" office:value="0.999936993120362">
            <text:p>0.9999369931</text:p>
          </table:table-cell>
          <table:table-cell table:formula="of:=[.G118]*[.G$1]+[.G$2]" office:value-type="float" office:value="0.997394217197599">
            <text:p>0.9973942172</text:p>
          </table:table-cell>
          <table:table-cell table:formula="of:=[.H118]*[.H$1]+[.H$2]" office:value-type="float" office:value="0.688338918550858">
            <text:p>0.6883389186</text:p>
          </table:table-cell>
          <table:table-cell table:number-columns-repeated="7"/>
        </table:table-row>
        <table:table-row table:style-name="ro1">
          <table:table-cell office:value-type="float" office:value="117">
            <text:p>117</text:p>
          </table:table-cell>
          <table:table-cell table:formula="of:=[.A120]/832" office:value-type="float" office:value="0.140625">
            <text:p>0.140625</text:p>
          </table:table-cell>
          <table:table-cell table:formula="of:=[.C119]*[.C$1]+[.C$2]" office:value-type="float" office:value="0.999999999995413">
            <text:p>1</text:p>
          </table:table-cell>
          <table:table-cell table:formula="of:=[.D119]*[.D$1]+[.D$2]" office:value-type="float" office:value="0.999995570307245">
            <text:p>0.9999955703</text:p>
          </table:table-cell>
          <table:table-cell table:formula="of:=[.E119]*[.E$1]+[.E$2]" office:value-type="float" office:value="0.999983862253035">
            <text:p>0.9999838623</text:p>
          </table:table-cell>
          <table:table-cell table:formula="of:=[.F119]*[.F$1]+[.F$2]" office:value-type="float" office:value="0.999942033670733">
            <text:p>0.9999420337</text:p>
          </table:table-cell>
          <table:table-cell table:formula="of:=[.G119]*[.G$1]+[.G$2]" office:value-type="float" office:value="0.997524506337719">
            <text:p>0.9975245063</text:p>
          </table:table-cell>
          <table:table-cell table:formula="of:=[.H119]*[.H$1]+[.H$2]" office:value-type="float" office:value="0.691455529365349">
            <text:p>0.6914555294</text:p>
          </table:table-cell>
          <table:table-cell table:number-columns-repeated="7"/>
        </table:table-row>
        <table:table-row table:style-name="ro1">
          <table:table-cell office:value-type="float" office:value="118">
            <text:p>118</text:p>
          </table:table-cell>
          <table:table-cell table:formula="of:=[.A121]/832" office:value-type="float" office:value="0.141826923076923">
            <text:p>0.1418269231</text:p>
          </table:table-cell>
          <table:table-cell table:formula="of:=[.C120]*[.C$1]+[.C$2]" office:value-type="float" office:value="0.99999999999633">
            <text:p>1</text:p>
          </table:table-cell>
          <table:table-cell table:formula="of:=[.D120]*[.D$1]+[.D$2]" office:value-type="float" office:value="0.999996013276521">
            <text:p>0.9999960133</text:p>
          </table:table-cell>
          <table:table-cell table:formula="of:=[.E120]*[.E$1]+[.E$2]" office:value-type="float" office:value="0.999985314650262">
            <text:p>0.9999853147</text:p>
          </table:table-cell>
          <table:table-cell table:formula="of:=[.F120]*[.F$1]+[.F$2]" office:value-type="float" office:value="0.999946670977074">
            <text:p>0.999946671</text:p>
          </table:table-cell>
          <table:table-cell table:formula="of:=[.G120]*[.G$1]+[.G$2]" office:value-type="float" office:value="0.997648281020833">
            <text:p>0.997648281</text:p>
          </table:table-cell>
          <table:table-cell table:formula="of:=[.H120]*[.H$1]+[.H$2]" office:value-type="float" office:value="0.694540974071696">
            <text:p>0.6945409741</text:p>
          </table:table-cell>
          <table:table-cell table:number-columns-repeated="7"/>
        </table:table-row>
        <table:table-row table:style-name="ro1">
          <table:table-cell office:value-type="float" office:value="119">
            <text:p>119</text:p>
          </table:table-cell>
          <table:table-cell table:formula="of:=[.A122]/832" office:value-type="float" office:value="0.143028846153846">
            <text:p>0.1430288462</text:p>
          </table:table-cell>
          <table:table-cell table:formula="of:=[.C121]*[.C$1]+[.C$2]" office:value-type="float" office:value="0.999999999997064">
            <text:p>1</text:p>
          </table:table-cell>
          <table:table-cell table:formula="of:=[.D121]*[.D$1]+[.D$2]" office:value-type="float" office:value="0.999996411948869">
            <text:p>0.9999964119</text:p>
          </table:table-cell>
          <table:table-cell table:formula="of:=[.E121]*[.E$1]+[.E$2]" office:value-type="float" office:value="0.999986636331739">
            <text:p>0.9999866363</text:p>
          </table:table-cell>
          <table:table-cell table:formula="of:=[.F121]*[.F$1]+[.F$2]" office:value-type="float" office:value="0.999950937298908">
            <text:p>0.9999509373</text:p>
          </table:table-cell>
          <table:table-cell table:formula="of:=[.G121]*[.G$1]+[.G$2]" office:value-type="float" office:value="0.997765866969791">
            <text:p>0.997765867</text:p>
          </table:table-cell>
          <table:table-cell table:formula="of:=[.H121]*[.H$1]+[.H$2]" office:value-type="float" office:value="0.697595564330979">
            <text:p>0.6975955643</text:p>
          </table:table-cell>
          <table:table-cell table:number-columns-repeated="7"/>
        </table:table-row>
        <table:table-row table:style-name="ro1">
          <table:table-cell office:value-type="float" office:value="120">
            <text:p>120</text:p>
          </table:table-cell>
          <table:table-cell table:formula="of:=[.A123]/832" office:value-type="float" office:value="0.144230769230769">
            <text:p>0.1442307692</text:p>
          </table:table-cell>
          <table:table-cell table:formula="of:=[.C122]*[.C$1]+[.C$2]" office:value-type="float" office:value="0.999999999997651">
            <text:p>1</text:p>
          </table:table-cell>
          <table:table-cell table:formula="of:=[.D122]*[.D$1]+[.D$2]" office:value-type="float" office:value="0.999996770753982">
            <text:p>0.9999967708</text:p>
          </table:table-cell>
          <table:table-cell table:formula="of:=[.E122]*[.E$1]+[.E$2]" office:value-type="float" office:value="0.999987839061882">
            <text:p>0.9999878391</text:p>
          </table:table-cell>
          <table:table-cell table:formula="of:=[.F122]*[.F$1]+[.F$2]" office:value-type="float" office:value="0.999954862314996">
            <text:p>0.9999548623</text:p>
          </table:table-cell>
          <table:table-cell table:formula="of:=[.G122]*[.G$1]+[.G$2]" office:value-type="float" office:value="0.997877573621302">
            <text:p>0.9978775736</text:p>
          </table:table-cell>
          <table:table-cell table:formula="of:=[.H122]*[.H$1]+[.H$2]" office:value-type="float" office:value="0.700619608687669">
            <text:p>0.7006196087</text:p>
          </table:table-cell>
          <table:table-cell table:number-columns-repeated="7"/>
        </table:table-row>
        <table:table-row table:style-name="ro1">
          <table:table-cell office:value-type="float" office:value="121">
            <text:p>121</text:p>
          </table:table-cell>
          <table:table-cell table:formula="of:=[.A124]/832" office:value-type="float" office:value="0.145432692307692">
            <text:p>0.1454326923</text:p>
          </table:table-cell>
          <table:table-cell table:formula="of:=[.C123]*[.C$1]+[.C$2]" office:value-type="float" office:value="0.999999999998121">
            <text:p>1</text:p>
          </table:table-cell>
          <table:table-cell table:formula="of:=[.D123]*[.D$1]+[.D$2]" office:value-type="float" office:value="0.999997093678584">
            <text:p>0.9999970937</text:p>
          </table:table-cell>
          <table:table-cell table:formula="of:=[.E123]*[.E$1]+[.E$2]" office:value-type="float" office:value="0.999988933546313">
            <text:p>0.9999889335</text:p>
          </table:table-cell>
          <table:table-cell table:formula="of:=[.F123]*[.F$1]+[.F$2]" office:value-type="float" office:value="0.999958473329796">
            <text:p>0.9999584733</text:p>
          </table:table-cell>
          <table:table-cell table:formula="of:=[.G123]*[.G$1]+[.G$2]" office:value-type="float" office:value="0.997983694940237">
            <text:p>0.9979836949</text:p>
          </table:table-cell>
          <table:table-cell table:formula="of:=[.H123]*[.H$1]+[.H$2]" office:value-type="float" office:value="0.703613412600792">
            <text:p>0.7036134126</text:p>
          </table:table-cell>
          <table:table-cell table:number-columns-repeated="7"/>
        </table:table-row>
        <table:table-row table:style-name="ro1">
          <table:table-cell office:value-type="float" office:value="122">
            <text:p>122</text:p>
          </table:table-cell>
          <table:table-cell table:formula="of:=[.A125]/832" office:value-type="float" office:value="0.146634615384615">
            <text:p>0.1466346154</text:p>
          </table:table-cell>
          <table:table-cell table:formula="of:=[.C124]*[.C$1]+[.C$2]" office:value-type="float" office:value="0.999999999998497">
            <text:p>1</text:p>
          </table:table-cell>
          <table:table-cell table:formula="of:=[.D124]*[.D$1]+[.D$2]" office:value-type="float" office:value="0.999997384310725">
            <text:p>0.9999973843</text:p>
          </table:table-cell>
          <table:table-cell table:formula="of:=[.E124]*[.E$1]+[.E$2]" office:value-type="float" office:value="0.999989929527144">
            <text:p>0.9999899295</text:p>
          </table:table-cell>
          <table:table-cell table:formula="of:=[.F124]*[.F$1]+[.F$2]" office:value-type="float" office:value="0.999961795463412">
            <text:p>0.9999617955</text:p>
          </table:table-cell>
          <table:table-cell table:formula="of:=[.G124]*[.G$1]+[.G$2]" office:value-type="float" office:value="0.998084510193225">
            <text:p>0.9980845102</text:p>
          </table:table-cell>
          <table:table-cell table:formula="of:=[.H124]*[.H$1]+[.H$2]" office:value-type="float" office:value="0.706577278474784">
            <text:p>0.7065772785</text:p>
          </table:table-cell>
          <table:table-cell table:number-columns-repeated="7"/>
        </table:table-row>
        <table:table-row table:style-name="ro1">
          <table:table-cell office:value-type="float" office:value="123">
            <text:p>123</text:p>
          </table:table-cell>
          <table:table-cell table:formula="of:=[.A126]/832" office:value-type="float" office:value="0.147836538461538">
            <text:p>0.1478365385</text:p>
          </table:table-cell>
          <table:table-cell table:formula="of:=[.C125]*[.C$1]+[.C$2]" office:value-type="float" office:value="0.999999999998798">
            <text:p>1</text:p>
          </table:table-cell>
          <table:table-cell table:formula="of:=[.D125]*[.D$1]+[.D$2]" office:value-type="float" office:value="0.999997645879653">
            <text:p>0.9999976459</text:p>
          </table:table-cell>
          <table:table-cell table:formula="of:=[.E125]*[.E$1]+[.E$2]" office:value-type="float" office:value="0.999990835869702">
            <text:p>0.9999908359</text:p>
          </table:table-cell>
          <table:table-cell table:formula="of:=[.F125]*[.F$1]+[.F$2]" office:value-type="float" office:value="0.999964851826339">
            <text:p>0.9999648518</text:p>
          </table:table-cell>
          <table:table-cell table:formula="of:=[.G125]*[.G$1]+[.G$2]" office:value-type="float" office:value="0.998180284683563">
            <text:p>0.9981802847</text:p>
          </table:table-cell>
          <table:table-cell table:formula="of:=[.H125]*[.H$1]+[.H$2]" office:value-type="float" office:value="0.709511505690037">
            <text:p>0.7095115057</text:p>
          </table:table-cell>
          <table:table-cell table:number-columns-repeated="7"/>
        </table:table-row>
        <table:table-row table:style-name="ro1">
          <table:table-cell office:value-type="float" office:value="124">
            <text:p>124</text:p>
          </table:table-cell>
          <table:table-cell table:formula="of:=[.A127]/832" office:value-type="float" office:value="0.149038461538462">
            <text:p>0.1490384615</text:p>
          </table:table-cell>
          <table:table-cell table:formula="of:=[.C126]*[.C$1]+[.C$2]" office:value-type="float" office:value="0.999999999999038">
            <text:p>1</text:p>
          </table:table-cell>
          <table:table-cell table:formula="of:=[.D126]*[.D$1]+[.D$2]" office:value-type="float" office:value="0.999997881291688">
            <text:p>0.9999978813</text:p>
          </table:table-cell>
          <table:table-cell table:formula="of:=[.E126]*[.E$1]+[.E$2]" office:value-type="float" office:value="0.999991660641428">
            <text:p>0.9999916606</text:p>
          </table:table-cell>
          <table:table-cell table:formula="of:=[.F126]*[.F$1]+[.F$2]" office:value-type="float" office:value="0.999967663680232">
            <text:p>0.9999676637</text:p>
          </table:table-cell>
          <table:table-cell table:formula="of:=[.G126]*[.G$1]+[.G$2]" office:value-type="float" office:value="0.998271270449385">
            <text:p>0.9982712704</text:p>
          </table:table-cell>
          <table:table-cell table:formula="of:=[.H126]*[.H$1]+[.H$2]" office:value-type="float" office:value="0.712416390633136">
            <text:p>0.7124163906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8">03/08/2023</text:date>, <text:time>22:0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8T21:35:58.57</meta:creation-date>
    <dc:date>2023-03-08T22:05:50.08</dc:date>
    <meta:editing-duration>PT10M1S</meta:editing-duration>
    <meta:editing-cycles>1</meta:editing-cycles>
    <meta:document-statistic meta:table-count="3" meta:cell-count="1099" meta:object-count="1"/>
    <meta:generator>OpenOffice/4.1.11$Win32 OpenOffice.org_project/4111m1$Build-9808</meta:generator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26cm" style:legend-expansion="high" chart:style-name="ch2"/>
        <chart:plot-area chart:style-name="ch3" table:cell-range-address="Sheet1.J14:Sheet1.K23" svg:x="0.77cm" svg:y="0.855cm" svg:width="10.468cm" svg:height="7.545cm">
          <chartooo:coordinate-region svg:x="1.682cm" svg:y="1.067cm" svg:width="9.225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4:Sheet1.K23" chart:class="chart:scatter">
            <chart:domain table:cell-range-address="Sheet1.J14:Sheet1.J23"/>
            <chart:regression-curve chart:style-name="ch7">
              <chart:equation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0192307692308">
                <text:p>0.0120192307692308</text:p>
                <draw:g>
                  <svg:desc>Sheet1.J14:Sheet1.J23</svg:desc>
                </draw:g>
              </table:table-cell>
              <table:table-cell office:value-type="float" office:value="0.2">
                <text:p>0.2</text:p>
                <draw:g>
                  <svg:desc>Sheet1.K14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2211538461538">
                <text:p>0.01322115384615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2403846153846">
                <text:p>0.02524038461538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4423076923077">
                <text:p>0.02644230769230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8461538461538">
                <text:p>0.028846153846153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0480769230769">
                <text:p>0.030048076923076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4519230769231">
                <text:p>0.03245192307692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6538461538461">
                <text:p>0.033653846153846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8846153846154">
                <text:p>0.05288461538461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0865384615385">
                <text:p>0.054086538461538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